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C8DA228D09D14E1A.png" manifest:media-type="image/png"/>
  <manifest:file-entry manifest:full-path="Pictures/100002010000010000000100573BE2139EB0464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a1d8fa"/>
    </style:style>
    <style:style style:name="P2" style:family="paragraph" style:parent-style-name="Standard">
      <style:text-properties officeooo:paragraph-rsid="0039218c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 Light" fo:font-size="10pt" fo:font-weight="bold" officeooo:rsid="002b9c2b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8669c7"/>
    </style:style>
    <style:style style:name="P6" style:family="paragraph" style:parent-style-name="Standard">
      <style:text-properties style:font-name="Calibri Light1" officeooo:paragraph-rsid="003c24e9"/>
    </style:style>
    <style:style style:name="P7" style:family="paragraph" style:parent-style-name="Standard">
      <style:text-properties officeooo:paragraph-rsid="0084e7ca"/>
    </style:style>
    <style:style style:name="P8" style:family="paragraph" style:parent-style-name="Standard">
      <style:text-properties officeooo:paragraph-rsid="004da113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737dec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762501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8192fb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5f1bd0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5f1bd0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8d6399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8f2e64"/>
    </style:style>
    <style:style style:name="P16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/>
      <style:text-properties officeooo:paragraph-rsid="006502ce"/>
    </style:style>
    <style:style style:name="P1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>
        <style:tab-stops/>
      </style:paragraph-properties>
      <style:text-properties officeooo:paragraph-rsid="00737dec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Liberation Mono" fo:font-size="10pt" fo:language="sl" fo:country="SI" officeooo:paragraph-rsid="007d8b88" style:font-name-asian="Droid Sans" style:font-size-asian="10pt" style:font-name-complex="Liberation Mono" style:font-size-complex="10pt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Liberation Mono" fo:font-size="10pt" fo:language="sl" fo:country="SI" officeooo:rsid="0082c356" officeooo:paragraph-rsid="0082c356" style:font-name-asian="Droid Sans" style:font-size-asian="10pt" style:font-name-complex="Liberation Mono" style:font-size-complex="10pt"/>
    </style:style>
    <style:style style:name="P20" style:family="paragraph" style:parent-style-name="Preformatted_20_Text">
      <loext:graphic-properties draw:fill="none"/>
      <style:paragraph-properties fo:margin-left="1cm" fo:margin-right="0cm" fo:margin-top="0cm" fo:margin-bottom="0.499cm" loext:contextual-spacing="false" fo:text-indent="0cm" style:auto-text-indent="false" fo:background-color="transparent"/>
      <style:text-properties fo:font-size="10pt" officeooo:paragraph-rsid="007d8b88" style:font-size-asian="10pt" style:font-size-complex="10pt"/>
    </style:style>
    <style:style style:name="P21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style:font-name="Liberation Mono" fo:font-size="10pt" fo:language="sl" fo:country="SI" officeooo:paragraph-rsid="007d8b88" style:font-name-asian="Droid Sans" style:font-size-asian="10pt" style:font-name-complex="Liberation Mono" style:font-size-complex="10pt"/>
    </style:style>
    <style:style style:name="P22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fo:font-size="10pt" officeooo:paragraph-rsid="007d8b88" style:font-size-asian="10pt" style:font-size-complex="10pt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62e93b"/>
    </style:style>
    <style:style style:name="P2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9028e6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62e93b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9028e6"/>
    </style:style>
    <style:style style:name="P2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a0d9b4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06502ce"/>
    </style:style>
    <style:style style:name="P30" style:family="paragraph" style:parent-style-name="Header">
      <loext:graphic-properties draw:fill="none"/>
      <style:paragraph-properties fo:margin-left="0cm" fo:margin-right="0cm" fo:margin-top="0cm" fo:margin-bottom="0.051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8b00c2"/>
    </style:style>
    <style:style style:name="P32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18pt" fo:font-weight="bold" style:font-size-asian="18pt" style:font-weight-asian="bold" style:font-size-complex="18pt" style:font-weight-complex="bold"/>
    </style:style>
    <style:style style:name="P33" style:family="paragraph" style:parent-style-name="Header">
      <loext:graphic-properties draw:fill="none"/>
      <style:paragraph-properties fo:margin-left="0.499cm" fo:margin-right="0cm" fo:margin-top="0.499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34" style:family="paragraph" style:parent-style-name="Header">
      <loext:graphic-properties draw:fill="none"/>
      <style:paragraph-properties fo:margin-left="0.499cm" fo:margin-right="0cm" fo:margin-top="0.499cm" fo:margin-bottom="0.049cm" loext:contextual-spacing="false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8f2e64"/>
    </style:style>
    <style:style style:name="P3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84e7ca"/>
    </style:style>
    <style:style style:name="P3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8669c7"/>
    </style:style>
    <style:style style:name="P3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8669c7"/>
    </style:style>
    <style:style style:name="P3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Calibri Light1" officeooo:paragraph-rsid="008b00c2"/>
    </style:style>
    <style:style style:name="P39" style:family="paragraph" style:parent-style-name="Standard">
      <style:paragraph-properties fo:margin-top="0cm" fo:margin-bottom="0.051cm" loext:contextual-spacing="false"/>
      <style:text-properties officeooo:paragraph-rsid="0060c66a"/>
    </style:style>
    <style:style style:name="P40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officeooo:paragraph-rsid="008669c7"/>
    </style:style>
    <style:style style:name="P41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officeooo:paragraph-rsid="00878a8c"/>
    </style:style>
    <style:style style:name="P42" style:family="paragraph" style:parent-style-name="Standard">
      <loext:graphic-properties draw:fill="none"/>
      <style:paragraph-properties fo:margin-left="1.3cm" fo:margin-right="0cm" fo:text-indent="-1.3cm" style:auto-text-indent="false" fo:background-color="transparent"/>
      <style:text-properties officeooo:paragraph-rsid="00878a8c"/>
    </style:style>
    <style:style style:name="P43" style:family="paragraph" style:parent-style-name="Standard">
      <style:paragraph-properties fo:margin-left="1.02cm" fo:margin-right="0cm" fo:margin-top="0cm" fo:margin-bottom="0.199cm" loext:contextual-spacing="false" fo:text-indent="0cm" style:auto-text-indent="false"/>
      <style:text-properties officeooo:paragraph-rsid="00737dec"/>
    </style:style>
    <style:style style:name="P44" style:family="paragraph" style:parent-style-name="Header">
      <style:paragraph-properties fo:text-align="center" style:justify-single-word="false" fo:padding="0cm" fo:border="none" style:shadow="none"/>
      <style:text-properties style:font-name="Calibri Light" fo:font-size="18pt" fo:font-weight="bold" officeooo:rsid="00987bfc" officeooo:paragraph-rsid="00987bfc" style:font-size-asian="18pt" style:font-weight-asian="bold" style:font-size-complex="18pt" style:font-weight-complex="bold"/>
    </style:style>
    <style:style style:name="P45" style:family="paragraph" style:parent-style-name="Header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 Light" fo:font-size="16pt" fo:font-weight="bold" officeooo:rsid="008f2e64" officeooo:paragraph-rsid="008f2e64" style:font-size-asian="16pt" style:font-weight-asian="bold" style:font-size-complex="16pt" style:font-weight-complex="bold"/>
    </style:style>
    <style:style style:name="P46" style:family="paragraph" style:parent-style-name="Standard" style:list-style-name="L1">
      <style:text-properties officeooo:paragraph-rsid="008669c7"/>
    </style:style>
    <style:style style:name="P47" style:family="paragraph" style:parent-style-name="Standard" style:list-style-name="L1">
      <style:text-properties officeooo:paragraph-rsid="005ae6c3"/>
    </style:style>
    <style:style style:name="P48" style:family="paragraph" style:parent-style-name="Standard" style:list-style-name="L1">
      <style:text-properties officeooo:paragraph-rsid="004f52fe"/>
    </style:style>
    <style:style style:name="P49" style:family="paragraph" style:parent-style-name="Standard" style:list-style-name="L1">
      <style:text-properties officeooo:paragraph-rsid="00a0d9b4"/>
    </style:style>
    <style:style style:name="P50" style:family="paragraph" style:parent-style-name="Standard" style:list-style-name="L1">
      <style:text-properties officeooo:paragraph-rsid="009028e6"/>
    </style:style>
    <style:style style:name="P51" style:family="paragraph" style:parent-style-name="Standard" style:list-style-name="L1">
      <style:text-properties officeooo:paragraph-rsid="0060c66a"/>
    </style:style>
    <style:style style:name="P52" style:family="paragraph" style:parent-style-name="Standard" style:list-style-name="L1">
      <style:text-properties officeooo:paragraph-rsid="006717a2"/>
    </style:style>
    <style:style style:name="P53" style:family="paragraph" style:parent-style-name="Standard" style:list-style-name="L1">
      <style:text-properties officeooo:paragraph-rsid="00a56f5e"/>
    </style:style>
    <style:style style:name="P54" style:family="paragraph" style:parent-style-name="Standard" style:list-style-name="L1">
      <style:text-properties officeooo:paragraph-rsid="0033504a"/>
    </style:style>
    <style:style style:name="P55" style:family="paragraph" style:parent-style-name="Standard" style:list-style-name="L1">
      <style:text-properties style:font-name="Calibri Light1" officeooo:paragraph-rsid="0039fd1e"/>
    </style:style>
    <style:style style:name="P56" style:family="paragraph" style:parent-style-name="Standard" style:list-style-name="L1">
      <style:text-properties style:font-name="Calibri Light1" officeooo:paragraph-rsid="005eacd8"/>
    </style:style>
    <style:style style:name="P57" style:family="paragraph" style:parent-style-name="Standard" style:list-style-name="L1">
      <style:text-properties style:font-name="Calibri Light1" officeooo:paragraph-rsid="008c175a"/>
    </style:style>
    <style:style style:name="P58" style:family="paragraph" style:parent-style-name="Standard" style:list-style-name="L1">
      <style:text-properties style:font-name="Calibri Light1" officeooo:paragraph-rsid="009028e6"/>
    </style:style>
    <style:style style:name="P59" style:family="paragraph" style:parent-style-name="Standard" style:list-style-name="L1">
      <style:text-properties style:font-name="Calibri Light1" fo:font-size="14pt" fo:font-weight="bold" officeooo:paragraph-rsid="0039fd1e" style:font-size-asian="14pt" style:font-weight-asian="bold" style:font-size-complex="14pt" style:font-weight-complex="bold"/>
    </style:style>
    <style:style style:name="P60" style:family="paragraph" style:parent-style-name="Standard" style:list-style-name="L1">
      <style:text-properties style:font-name="Calibri Light" fo:font-size="10pt" fo:font-weight="normal" officeooo:rsid="0039218c" officeooo:paragraph-rsid="0039fd1e" style:font-size-asian="10pt" style:font-weight-asian="normal" style:font-size-complex="10pt" style:font-weight-complex="normal"/>
    </style:style>
    <style:style style:name="P61" style:family="paragraph" style:parent-style-name="Standard" style:list-style-name="L1">
      <style:text-properties style:font-name="Calibri"/>
    </style:style>
    <style:style style:name="P62" style:family="paragraph" style:parent-style-name="Standard" style:list-style-name="L1">
      <style:text-properties style:font-name="Calibri" officeooo:paragraph-rsid="0039218c"/>
    </style:style>
    <style:style style:name="P63" style:family="paragraph" style:parent-style-name="Standard" style:list-style-name="L1">
      <style:text-properties style:font-name="Calibri" officeooo:paragraph-rsid="004c60ad"/>
    </style:style>
    <style:style style:name="P64" style:family="paragraph" style:parent-style-name="Standard" style:list-style-name="L1">
      <style:text-properties style:font-name="Calibri" officeooo:paragraph-rsid="009028e6"/>
    </style:style>
    <style:style style:name="P65" style:family="paragraph" style:parent-style-name="Standard" style:list-style-name="L1">
      <style:text-properties style:font-name="Calibri" officeooo:paragraph-rsid="00a51bc4"/>
    </style:style>
    <style:style style:name="P66" style:family="paragraph" style:parent-style-name="Standard" style:list-style-name="L1">
      <style:text-properties style:font-name="Ubuntu Mono" officeooo:paragraph-rsid="006717a2"/>
    </style:style>
    <style:style style:name="P67" style:family="paragraph" style:parent-style-name="Standard" style:list-style-name="L1">
      <style:text-properties style:font-name="Ubuntu Mono" officeooo:paragraph-rsid="005c83f3"/>
    </style:style>
    <style:style style:name="P68" style:family="paragraph" style:parent-style-name="Standard" style:list-style-name="L1">
      <style:paragraph-properties fo:margin-top="0cm" fo:margin-bottom="0.102cm" loext:contextual-spacing="false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 style:list-style-name="L1">
      <style:paragraph-properties fo:margin-top="0cm" fo:margin-bottom="0.102cm" loext:contextual-spacing="false"/>
      <style:text-properties officeooo:paragraph-rsid="005eacd8"/>
    </style:style>
    <style:style style:name="P70" style:family="paragraph" style:parent-style-name="Standard" style:list-style-name="L1">
      <style:paragraph-properties fo:margin-top="0cm" fo:margin-bottom="0.102cm" loext:contextual-spacing="false"/>
      <style:text-properties officeooo:paragraph-rsid="008f2e64"/>
    </style:style>
    <style:style style:name="P71" style:family="paragraph" style:parent-style-name="Standard" style:list-style-name="L1">
      <style:paragraph-properties fo:margin-top="0cm" fo:margin-bottom="0.102cm" loext:contextual-spacing="false"/>
      <style:text-properties officeooo:paragraph-rsid="008c175a"/>
    </style:style>
    <style:style style:name="P72" style:family="paragraph" style:parent-style-name="Standard" style:list-style-name="L1">
      <style:paragraph-properties fo:margin-top="0cm" fo:margin-bottom="0.102cm" loext:contextual-spacing="false"/>
      <style:text-properties officeooo:paragraph-rsid="008d6399"/>
    </style:style>
    <style:style style:name="P73" style:family="paragraph" style:parent-style-name="Standard" style:list-style-name="L1">
      <style:paragraph-properties fo:margin-top="0cm" fo:margin-bottom="0.102cm" loext:contextual-spacing="false"/>
      <style:text-properties officeooo:paragraph-rsid="005ae6c3"/>
    </style:style>
    <style:style style:name="P74" style:family="paragraph" style:parent-style-name="Standard" style:list-style-name="L1">
      <style:paragraph-properties fo:margin-top="0cm" fo:margin-bottom="0.102cm" loext:contextual-spacing="false"/>
      <style:text-properties officeooo:paragraph-rsid="009028e6"/>
    </style:style>
    <style:style style:name="P75" style:family="paragraph" style:parent-style-name="Standard" style:list-style-name="L1">
      <style:paragraph-properties fo:margin-top="0cm" fo:margin-bottom="0.102cm" loext:contextual-spacing="false"/>
      <style:text-properties officeooo:paragraph-rsid="009fde50"/>
    </style:style>
    <style:style style:name="P76" style:family="paragraph" style:parent-style-name="Standard" style:list-style-name="L1">
      <style:paragraph-properties fo:margin-top="0cm" fo:margin-bottom="0.102cm" loext:contextual-spacing="false"/>
      <style:text-properties officeooo:paragraph-rsid="00248f7f"/>
    </style:style>
    <style:style style:name="P77" style:family="paragraph" style:parent-style-name="Standard" style:list-style-name="L1">
      <style:paragraph-properties fo:margin-left="0.64cm" fo:margin-right="0.3cm" fo:margin-top="0cm" fo:margin-bottom="0.199cm" loext:contextual-spacing="false" fo:text-indent="-0.64cm" style:auto-text-indent="false">
        <style:tab-stops/>
      </style:paragraph-properties>
      <style:text-properties officeooo:paragraph-rsid="008c175a"/>
    </style:style>
    <style:style style:name="P78" style:family="paragraph" style:parent-style-name="Standard" style:list-style-name="L1">
      <style:paragraph-properties fo:margin-top="0cm" fo:margin-bottom="0.199cm" loext:contextual-spacing="false"/>
      <style:text-properties officeooo:paragraph-rsid="00b959e7"/>
    </style:style>
    <style:style style:name="P79" style:family="paragraph" style:parent-style-name="Standard" style:list-style-name="L1">
      <style:paragraph-properties fo:margin-top="0cm" fo:margin-bottom="0.199cm" loext:contextual-spacing="false"/>
      <style:text-properties officeooo:paragraph-rsid="00b631a1"/>
    </style:style>
    <style:style style:name="P80" style:family="paragraph" style:parent-style-name="Standard" style:list-style-name="L1">
      <style:paragraph-properties fo:margin-top="0cm" fo:margin-bottom="0.199cm" loext:contextual-spacing="false"/>
      <style:text-properties officeooo:paragraph-rsid="00a0d9b4"/>
    </style:style>
    <style:style style:name="P81" style:family="paragraph" style:parent-style-name="Standard" style:list-style-name="L1">
      <style:paragraph-properties fo:margin-top="0cm" fo:margin-bottom="0.199cm" loext:contextual-spacing="false"/>
      <style:text-properties style:font-name="Calibri" officeooo:paragraph-rsid="006c96b2"/>
    </style:style>
    <style:style style:name="P82" style:family="paragraph" style:parent-style-name="Standard" style:list-style-name="L1">
      <loext:graphic-properties draw:fill="none"/>
      <style:paragraph-properties fo:margin-left="1cm" fo:margin-right="0cm" fo:text-indent="0cm" style:auto-text-indent="false" fo:background-color="transparent"/>
      <style:text-properties officeooo:paragraph-rsid="00a0d9b4"/>
    </style:style>
    <style:style style:name="P83" style:family="paragraph" style:parent-style-name="Standard" style:list-style-name="L1">
      <loext:graphic-properties draw:fill="none"/>
      <style:paragraph-properties fo:margin-left="1cm" fo:margin-right="0cm" fo:margin-top="0cm" fo:margin-bottom="0.102cm" loext:contextual-spacing="false" fo:text-indent="0cm" style:auto-text-indent="false" fo:background-color="transparent"/>
      <style:text-properties officeooo:paragraph-rsid="009fde50"/>
    </style:style>
    <style:style style:name="P8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5f1bd0"/>
    </style:style>
    <style:style style:name="P8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5f1bd0"/>
    </style:style>
    <style:style style:name="P8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5f1bd0"/>
    </style:style>
    <style:style style:name="P8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8e584a"/>
    </style:style>
    <style:style style:name="P88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60c66a"/>
    </style:style>
    <style:style style:name="P8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8e584a"/>
    </style:style>
    <style:style style:name="P9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8e584a"/>
    </style:style>
    <style:style style:name="P91" style:family="paragraph" style:parent-style-name="Standard" style:list-style-name="L1" style:master-page-name="">
      <style:paragraph-properties fo:margin-left="0.635cm" fo:margin-right="0.559cm" fo:margin-top="0cm" fo:margin-bottom="0.102cm" loext:contextual-spacing="false" fo:text-indent="-0.61cm" style:auto-text-indent="false" style:page-number="auto" style:shadow="none">
        <style:tab-stops/>
      </style:paragraph-properties>
      <style:text-properties officeooo:paragraph-rsid="005f1bd0"/>
    </style:style>
    <style:style style:name="P92" style:family="paragraph" style:parent-style-name="Standard" style:list-style-name="L1">
      <style:paragraph-properties fo:margin-top="0cm" fo:margin-bottom="0.051cm" loext:contextual-spacing="false"/>
      <style:text-properties officeooo:paragraph-rsid="005f1bd0"/>
    </style:style>
    <style:style style:name="P93" style:family="paragraph" style:parent-style-name="Standard" style:list-style-name="L1">
      <style:paragraph-properties fo:margin-top="0cm" fo:margin-bottom="0.051cm" loext:contextual-spacing="false"/>
      <style:text-properties officeooo:paragraph-rsid="006717a2"/>
    </style:style>
    <style:style style:name="P94" style:family="paragraph" style:parent-style-name="Standard" style:list-style-name="L1">
      <style:paragraph-properties fo:margin-top="0cm" fo:margin-bottom="0.051cm" loext:contextual-spacing="false"/>
      <style:text-properties officeooo:paragraph-rsid="0063bf1b"/>
    </style:style>
    <style:style style:name="P95" style:family="paragraph" style:parent-style-name="Standard" style:list-style-name="L1">
      <loext:graphic-properties draw:fill="none"/>
      <style:paragraph-properties fo:margin-left="0cm" fo:margin-right="0cm" fo:margin-top="0cm" fo:margin-bottom="0.102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96" style:family="paragraph" style:parent-style-name="Standard" style:list-style-name="L1">
      <style:paragraph-properties fo:margin-top="0cm" fo:margin-bottom="0cm" loext:contextual-spacing="false"/>
      <style:text-properties style:font-name="Calibri" officeooo:paragraph-rsid="00a51bc4"/>
    </style:style>
    <style:style style:name="T1" style:family="text">
      <style:text-properties style:font-name="Calibri Light1" fo:font-size="10pt" fo:font-weight="normal" officeooo:rsid="003b9f64" style:font-size-asian="10pt" style:font-weight-asian="normal" style:font-size-complex="10pt" style:font-weight-complex="normal"/>
    </style:style>
    <style:style style:name="T2" style:family="text">
      <style:text-properties style:font-name="Calibri Light1" fo:font-size="10pt" fo:font-weight="normal" officeooo:rsid="004bfd95" style:font-size-asian="10pt" style:font-weight-asian="normal" style:font-size-complex="10pt" style:font-weight-complex="normal"/>
    </style:style>
    <style:style style:name="T3" style:family="text">
      <style:text-properties style:font-name="Calibri Light1" fo:font-size="10pt" fo:font-weight="normal" officeooo:rsid="004c60ad" style:font-size-asian="10pt" style:font-weight-asian="normal" style:font-size-complex="10pt" style:font-weight-complex="normal"/>
    </style:style>
    <style:style style:name="T4" style:family="text">
      <style:text-properties style:font-name="Calibri Light1" fo:font-size="10pt" fo:font-weight="normal" officeooo:rsid="004c4f47" style:font-size-asian="10pt" style:font-weight-asian="normal" style:font-size-complex="10pt" style:font-weight-complex="normal"/>
    </style:style>
    <style:style style:name="T5" style:family="text">
      <style:text-properties style:font-name="Calibri Light1" fo:font-size="10pt" fo:font-weight="normal" officeooo:rsid="004f52fe" style:font-size-asian="10pt" style:font-weight-asian="normal" style:font-size-complex="10pt" style:font-weight-complex="normal"/>
    </style:style>
    <style:style style:name="T6" style:family="text">
      <style:text-properties style:font-name="Calibri Light1" fo:font-size="10pt" fo:font-weight="normal" officeooo:rsid="00418484" style:font-size-asian="10pt" style:font-weight-asian="normal" style:font-size-complex="10pt" style:font-weight-complex="normal"/>
    </style:style>
    <style:style style:name="T7" style:family="text">
      <style:text-properties style:font-name="Calibri Light1" fo:font-size="10pt" fo:font-weight="normal" officeooo:rsid="0057f1fe" style:font-size-asian="10pt" style:font-weight-asian="normal" style:font-size-complex="10pt" style:font-weight-complex="normal"/>
    </style:style>
    <style:style style:name="T8" style:family="text">
      <style:text-properties style:font-name="Calibri Light1" fo:font-size="10pt" fo:font-weight="normal" officeooo:rsid="004da113" style:font-size-asian="10pt" style:font-weight-asian="normal" style:font-size-complex="10pt" style:font-weight-complex="normal"/>
    </style:style>
    <style:style style:name="T9" style:family="text">
      <style:text-properties style:font-name="Calibri Light1" fo:font-size="10pt" fo:font-weight="normal" officeooo:rsid="005a70f1" style:font-size-asian="10pt" style:font-weight-asian="normal" style:font-size-complex="10pt" style:font-weight-complex="normal"/>
    </style:style>
    <style:style style:name="T10" style:family="text">
      <style:text-properties style:font-name="Calibri Light1" fo:font-size="10pt" fo:font-weight="normal" officeooo:rsid="0059bde6" style:font-size-asian="10pt" style:font-weight-asian="normal" style:font-size-complex="10pt" style:font-weight-complex="normal"/>
    </style:style>
    <style:style style:name="T11" style:family="text">
      <style:text-properties style:font-name="Calibri Light1" fo:font-size="10pt" fo:font-weight="normal" officeooo:rsid="005610dc" style:font-size-asian="10pt" style:font-weight-asian="normal" style:font-size-complex="10pt" style:font-weight-complex="normal"/>
    </style:style>
    <style:style style:name="T12" style:family="text">
      <style:text-properties style:font-name="Calibri Light1" fo:font-size="10pt" fo:font-weight="normal" officeooo:rsid="00502c39" style:font-size-asian="10pt" style:font-weight-asian="normal" style:font-size-complex="10pt" style:font-weight-complex="normal"/>
    </style:style>
    <style:style style:name="T13" style:family="text">
      <style:text-properties style:font-name="Calibri Light1" fo:font-size="10pt" fo:font-weight="normal" officeooo:rsid="0052dd45" style:font-size-asian="10pt" style:font-weight-asian="normal" style:font-size-complex="10pt" style:font-weight-complex="normal"/>
    </style:style>
    <style:style style:name="T14" style:family="text">
      <style:text-properties style:font-name="Calibri Light1" fo:font-size="10pt" fo:font-weight="normal" officeooo:rsid="0050c520" style:font-size-asian="10pt" style:font-weight-asian="normal" style:font-size-complex="10pt" style:font-weight-complex="normal"/>
    </style:style>
    <style:style style:name="T15" style:family="text">
      <style:text-properties style:font-name="Calibri Light1" fo:font-size="10pt" fo:font-weight="normal" officeooo:rsid="00547cfc" style:font-size-asian="10pt" style:font-weight-asian="normal" style:font-size-complex="10pt" style:font-weight-complex="normal"/>
    </style:style>
    <style:style style:name="T16" style:family="text">
      <style:text-properties style:font-name="Calibri Light1" fo:font-size="10pt" fo:font-weight="normal" officeooo:rsid="00538900" style:font-size-asian="10pt" style:font-weight-asian="normal" style:font-size-complex="10pt" style:font-weight-complex="normal"/>
    </style:style>
    <style:style style:name="T17" style:family="text">
      <style:text-properties style:font-name="Calibri Light1" fo:font-size="10pt" fo:font-weight="normal" officeooo:rsid="0036739b" style:font-size-asian="10pt" style:font-weight-asian="normal" style:font-size-complex="10pt" style:font-weight-complex="normal"/>
    </style:style>
    <style:style style:name="T18" style:family="text">
      <style:text-properties style:font-name="Calibri Light1" fo:font-size="10pt" fo:font-weight="normal" officeooo:rsid="0018bcb8" style:font-size-asian="10pt" style:font-weight-asian="normal" style:font-size-complex="10pt" style:font-weight-complex="normal"/>
    </style:style>
    <style:style style:name="T19" style:family="text">
      <style:text-properties style:font-name="Calibri Light1" fo:font-size="10pt" fo:font-weight="normal" officeooo:rsid="0033504a" style:font-size-asian="10pt" style:font-weight-asian="normal" style:font-size-complex="10pt" style:font-weight-complex="normal"/>
    </style:style>
    <style:style style:name="T20" style:family="text">
      <style:text-properties style:font-name="Calibri Light1" fo:font-size="10pt" fo:font-weight="normal" officeooo:rsid="005f1bd0" style:font-size-asian="10pt" style:font-weight-asian="normal" style:font-size-complex="10pt" style:font-weight-complex="normal"/>
    </style:style>
    <style:style style:name="T21" style:family="text">
      <style:text-properties style:font-name="Calibri Light1" fo:font-size="10pt" fo:font-weight="normal" officeooo:rsid="006717a2" style:font-size-asian="10pt" style:font-weight-asian="normal" style:font-size-complex="10pt" style:font-weight-complex="normal"/>
    </style:style>
    <style:style style:name="T22" style:family="text">
      <style:text-properties style:font-name="Calibri Light1" fo:font-size="10pt" fo:font-weight="normal" officeooo:rsid="0074c131" style:font-size-asian="10pt" style:font-weight-asian="normal" style:font-size-complex="10pt" style:font-weight-complex="normal"/>
    </style:style>
    <style:style style:name="T23" style:family="text">
      <style:text-properties style:font-name="Calibri Light1" fo:font-size="10pt" fo:font-weight="normal" officeooo:rsid="008c175a" style:font-size-asian="10pt" style:font-weight-asian="normal" style:font-size-complex="10pt" style:font-weight-complex="normal"/>
    </style:style>
    <style:style style:name="T24" style:family="text">
      <style:text-properties style:font-name="Calibri Light1" fo:font-size="10pt" fo:font-weight="normal" officeooo:rsid="008d6399" style:font-size-asian="10pt" style:font-weight-asian="normal" style:font-size-complex="10pt" style:font-weight-complex="normal"/>
    </style:style>
    <style:style style:name="T25" style:family="text">
      <style:text-properties style:font-name="Calibri Light1" fo:font-size="10pt" fo:font-weight="normal" officeooo:rsid="008e584a" style:font-size-asian="10pt" style:font-weight-asian="normal" style:font-size-complex="10pt" style:font-weight-complex="normal"/>
    </style:style>
    <style:style style:name="T26" style:family="text">
      <style:text-properties style:font-name="Calibri Light1" fo:font-size="10pt" fo:font-weight="normal" officeooo:rsid="008f2e64" style:font-size-asian="10pt" style:font-weight-asian="normal" style:font-size-complex="10pt" style:font-weight-complex="normal"/>
    </style:style>
    <style:style style:name="T27" style:family="text">
      <style:text-properties style:font-name="Calibri Light1" fo:font-size="10pt" fo:font-weight="normal" officeooo:rsid="009028e6" style:font-size-asian="10pt" style:font-weight-asian="normal" style:font-size-complex="10pt" style:font-weight-complex="normal"/>
    </style:style>
    <style:style style:name="T28" style:family="text">
      <style:text-properties style:font-name="Calibri Light1" fo:font-size="10pt" fo:font-weight="normal" officeooo:rsid="009fde50" style:font-size-asian="10pt" style:font-weight-asian="normal" style:font-size-complex="10pt" style:font-weight-complex="normal"/>
    </style:style>
    <style:style style:name="T29" style:family="text">
      <style:text-properties style:font-name="Calibri Light1" fo:font-size="10pt" fo:font-weight="normal" officeooo:rsid="00a323bc" style:font-size-asian="10pt" style:font-weight-asian="normal" style:font-size-complex="10pt" style:font-weight-complex="normal"/>
    </style:style>
    <style:style style:name="T30" style:family="text">
      <style:text-properties style:font-name="Calibri Light1" fo:font-size="10pt" fo:font-weight="normal" officeooo:rsid="00a51bc4" style:font-size-asian="10pt" style:font-weight-asian="normal" style:font-size-complex="10pt" style:font-weight-complex="normal"/>
    </style:style>
    <style:style style:name="T31" style:family="text">
      <style:text-properties style:font-name="Calibri Light1" fo:font-size="10pt" fo:font-weight="normal" officeooo:rsid="00a9516e" style:font-size-asian="10pt" style:font-weight-asian="normal" style:font-size-complex="10pt" style:font-weight-complex="normal"/>
    </style:style>
    <style:style style:name="T32" style:family="text">
      <style:text-properties style:font-name="Calibri Light1" fo:font-size="10pt" fo:font-weight="normal" officeooo:rsid="00b92b4d" style:font-size-asian="10pt" style:font-weight-asian="normal" style:font-size-complex="10pt" style:font-weight-complex="normal"/>
    </style:style>
    <style:style style:name="T33" style:family="text">
      <style:text-properties style:font-name="Calibri Light1" fo:font-size="10pt" fo:font-weight="normal" officeooo:rsid="00bc0caa" style:font-size-asian="10pt" style:font-weight-asian="normal" style:font-size-complex="10pt" style:font-weight-complex="normal"/>
    </style:style>
    <style:style style:name="T34" style:family="text">
      <style:text-properties style:font-name="Calibri Light1" fo:font-size="10pt" fo:font-weight="normal" officeooo:rsid="00bdf7e1" style:font-size-asian="10pt" style:font-weight-asian="normal" style:font-size-complex="10pt" style:font-weight-complex="normal"/>
    </style:style>
    <style:style style:name="T35" style:family="text">
      <style:text-properties style:font-name="Calibri Light1" fo:font-size="10pt" fo:font-weight="normal" officeooo:rsid="00c87b3f" style:font-size-asian="10pt" style:font-weight-asian="normal" style:font-size-complex="10pt" style:font-weight-complex="normal"/>
    </style:style>
    <style:style style:name="T36" style:family="text">
      <style:text-properties style:font-name="Calibri Light1" fo:font-size="10pt" fo:font-weight="normal" officeooo:rsid="008c175a" style:font-name-asian="Droid Sans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Calibri Light1" fo:font-size="10pt" fo:font-weight="normal" officeooo:rsid="008d6399" style:font-name-asian="Droid Sans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Calibri Light1" fo:font-size="10pt" fo:font-weight="normal" officeooo:rsid="008f2e64" style:font-name-asian="Droid Sans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Calibri Light1" fo:font-size="10pt" fo:font-weight="normal" officeooo:rsid="009fde50" style:font-name-asian="Droid Sans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Calibri Light1" fo:font-size="10pt" fo:font-weight="normal" officeooo:rsid="00a323bc" style:font-name-asian="Droid Sans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Calibri Light1" fo:font-size="10pt" fo:font-weight="normal" officeooo:rsid="00a51bc4" style:font-name-asian="Droid Sans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Calibri Light1" fo:font-size="10pt" fo:font-weight="bold" officeooo:rsid="004da113" style:font-size-asian="10pt" style:font-weight-asian="bold" style:font-size-complex="10pt" style:font-weight-complex="bold"/>
    </style:style>
    <style:style style:name="T44" style:family="text">
      <style:text-properties style:font-name="Calibri Light1" fo:font-size="10pt" fo:font-weight="bold" officeooo:rsid="0039218c" style:font-size-asian="10pt" style:font-weight-asian="bold" style:font-size-complex="10pt" style:font-weight-complex="bold"/>
    </style:style>
    <style:style style:name="T45" style:family="text">
      <style:text-properties style:font-name="Calibri Light1" fo:font-size="10pt" fo:font-weight="bold" officeooo:rsid="0039d095" style:font-size-asian="10pt" style:font-weight-asian="bold" style:font-size-complex="10pt" style:font-weight-complex="bold"/>
    </style:style>
    <style:style style:name="T46" style:family="text">
      <style:text-properties style:font-name="Calibri Light1" fo:font-size="10pt" fo:font-weight="bold" officeooo:rsid="004f52fe" style:font-size-asian="10pt" style:font-weight-asian="bold" style:font-size-complex="10pt" style:font-weight-complex="bold"/>
    </style:style>
    <style:style style:name="T47" style:family="text">
      <style:text-properties style:font-name="Calibri Light1" fo:font-size="10pt" fo:font-weight="bold" officeooo:rsid="0057f1fe" style:font-size-asian="10pt" style:font-weight-asian="bold" style:font-size-complex="10pt" style:font-weight-complex="bold"/>
    </style:style>
    <style:style style:name="T48" style:family="text">
      <style:text-properties style:font-name="Calibri Light1" fo:font-size="10pt" fo:font-weight="bold" officeooo:rsid="003b9f64" style:font-size-asian="10pt" style:font-weight-asian="bold" style:font-size-complex="10pt" style:font-weight-complex="bold"/>
    </style:style>
    <style:style style:name="T49" style:family="text">
      <style:text-properties style:font-name="Calibri Light1" fo:font-size="10pt" fo:font-weight="bold" officeooo:rsid="005ae6c3" style:font-size-asian="10pt" style:font-weight-asian="bold" style:font-size-complex="10pt" style:font-weight-complex="bold"/>
    </style:style>
    <style:style style:name="T50" style:family="text">
      <style:text-properties style:font-name="Calibri Light1" fo:font-size="10pt" fo:font-weight="bold" officeooo:rsid="00248f7f" style:font-size-asian="10pt" style:font-weight-asian="bold" style:font-size-complex="10pt" style:font-weight-complex="bold"/>
    </style:style>
    <style:style style:name="T51" style:family="text">
      <style:text-properties style:font-name="Calibri Light1" fo:font-size="10pt" fo:font-weight="bold" officeooo:rsid="0033504a" style:font-size-asian="10pt" style:font-weight-asian="bold" style:font-size-complex="10pt" style:font-weight-complex="bold"/>
    </style:style>
    <style:style style:name="T52" style:family="text">
      <style:text-properties style:font-name="Calibri Light1" fo:font-size="10pt" fo:font-weight="bold" officeooo:rsid="005f1bd0" style:font-size-asian="10pt" style:font-weight-asian="bold" style:font-size-complex="10pt" style:font-weight-complex="bold"/>
    </style:style>
    <style:style style:name="T53" style:family="text">
      <style:text-properties style:font-name="Calibri Light1" fo:font-size="10pt" fo:font-weight="bold" officeooo:rsid="0060c66a" style:font-size-asian="10pt" style:font-weight-asian="bold" style:font-size-complex="10pt" style:font-weight-complex="bold"/>
    </style:style>
    <style:style style:name="T54" style:family="text">
      <style:text-properties style:font-name="Calibri Light1" fo:font-size="10pt" fo:font-weight="bold" officeooo:rsid="0062e93b" style:font-size-asian="10pt" style:font-weight-asian="bold" style:font-size-complex="10pt" style:font-weight-complex="bold"/>
    </style:style>
    <style:style style:name="T55" style:family="text">
      <style:text-properties style:font-name="Calibri Light1" fo:font-size="10pt" fo:font-weight="bold" officeooo:rsid="006717a2" style:font-size-asian="10pt" style:font-weight-asian="bold" style:font-size-complex="10pt" style:font-weight-complex="bold"/>
    </style:style>
    <style:style style:name="T56" style:family="text">
      <style:text-properties style:font-name="Calibri Light1" fo:font-size="10pt" fo:font-weight="bold" officeooo:rsid="006c96b2" style:font-size-asian="10pt" style:font-weight-asian="bold" style:font-size-complex="10pt" style:font-weight-complex="bold"/>
    </style:style>
    <style:style style:name="T57" style:family="text">
      <style:text-properties style:font-name="Calibri Light1" fo:font-size="10pt" fo:font-weight="bold" officeooo:rsid="006dd415" style:font-size-asian="10pt" style:font-weight-asian="bold" style:font-size-complex="10pt" style:font-weight-complex="bold"/>
    </style:style>
    <style:style style:name="T58" style:family="text">
      <style:text-properties style:font-name="Calibri Light1" fo:font-size="10pt" fo:font-weight="bold" officeooo:rsid="005610dc" style:font-size-asian="10pt" style:font-weight-asian="bold" style:font-size-complex="10pt" style:font-weight-complex="bold"/>
    </style:style>
    <style:style style:name="T59" style:family="text">
      <style:text-properties style:font-name="Calibri Light1" fo:font-size="10pt" fo:font-weight="bold" officeooo:rsid="005b7a32" style:font-size-asian="10pt" style:font-weight-asian="bold" style:font-size-complex="10pt" style:font-weight-complex="bold"/>
    </style:style>
    <style:style style:name="T60" style:family="text">
      <style:text-properties style:font-name="Calibri Light1" fo:font-size="10pt" fo:font-weight="bold" officeooo:rsid="008c175a" style:font-size-asian="10pt" style:font-weight-asian="bold" style:font-size-complex="10pt" style:font-weight-complex="bold"/>
    </style:style>
    <style:style style:name="T61" style:family="text">
      <style:text-properties style:font-name="Calibri Light1" fo:font-size="10pt" fo:font-weight="bold" officeooo:rsid="008f2e64" style:font-size-asian="10pt" style:font-weight-asian="bold" style:font-size-complex="10pt" style:font-weight-complex="bold"/>
    </style:style>
    <style:style style:name="T62" style:family="text">
      <style:text-properties style:font-name="Calibri Light1" fo:font-size="10pt" fo:font-weight="bold" officeooo:rsid="009028e6" style:font-size-asian="10pt" style:font-weight-asian="bold" style:font-size-complex="10pt" style:font-weight-complex="bold"/>
    </style:style>
    <style:style style:name="T63" style:family="text">
      <style:text-properties style:font-name="Calibri Light1" fo:font-size="10pt" fo:font-weight="bold" officeooo:rsid="00941dba" style:font-size-asian="10pt" style:font-weight-asian="bold" style:font-size-complex="10pt" style:font-weight-complex="bold"/>
    </style:style>
    <style:style style:name="T64" style:family="text">
      <style:text-properties style:font-name="Calibri Light1" fo:font-size="10pt" fo:font-weight="bold" officeooo:rsid="009597be" style:font-size-asian="10pt" style:font-weight-asian="bold" style:font-size-complex="10pt" style:font-weight-complex="bold"/>
    </style:style>
    <style:style style:name="T65" style:family="text">
      <style:text-properties style:font-name="Calibri Light1" fo:font-size="10pt" fo:font-weight="bold" officeooo:rsid="009fde50" style:font-size-asian="10pt" style:font-weight-asian="bold" style:font-size-complex="10pt" style:font-weight-complex="bold"/>
    </style:style>
    <style:style style:name="T66" style:family="text">
      <style:text-properties style:font-name="Calibri Light1" fo:font-size="10pt" fo:font-weight="bold" officeooo:rsid="004c60ad" style:font-size-asian="10pt" style:font-weight-asian="bold" style:font-size-complex="10pt" style:font-weight-complex="bold"/>
    </style:style>
    <style:style style:name="T67" style:family="text">
      <style:text-properties style:font-name="Calibri Light1" fo:font-size="10pt" fo:font-weight="bold" officeooo:rsid="00b2ae92" style:font-size-asian="10pt" style:font-weight-asian="bold" style:font-size-complex="10pt" style:font-weight-complex="bold"/>
    </style:style>
    <style:style style:name="T68" style:family="text">
      <style:text-properties style:font-name="Calibri Light1" fo:font-size="10pt" fo:font-weight="bold" officeooo:rsid="008d6399" style:font-name-asian="Droid Sans" style:font-size-asian="10pt" style:font-weight-asian="bold" style:font-name-complex="Liberation Mono" style:font-size-complex="10pt" style:font-weight-complex="bold"/>
    </style:style>
    <style:style style:name="T69" style:family="text">
      <style:text-properties style:font-name="Calibri Light1" fo:font-size="10pt" fo:font-weight="bold" officeooo:rsid="008f2e64" style:font-name-asian="Droid Sans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Calibri Light1" fo:font-size="10pt" fo:font-weight="bold" officeooo:rsid="00a56f5e" style:font-name-asian="Droid Sans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Calibri Light1" fo:font-size="10pt" fo:font-weight="bold" officeooo:rsid="00b959e7" style:font-name-asian="Droid Sans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Calibri Light1" fo:font-size="10pt" style:font-size-asian="10pt" style:font-size-complex="10pt"/>
    </style:style>
    <style:style style:name="T73" style:family="text">
      <style:text-properties style:font-name="Calibri Light1" fo:font-size="10pt" fo:language="en" fo:country="US" fo:font-weight="bold" officeooo:rsid="005c83f3" style:font-size-asian="10pt" style:font-weight-asian="bold" style:font-size-complex="10pt" style:font-weight-complex="bold"/>
    </style:style>
    <style:style style:name="T74" style:family="text">
      <style:text-properties style:font-name="Calibri Light1" fo:font-size="10pt" fo:language="en" fo:country="US" fo:font-weight="bold" officeooo:rsid="0057f1fe" style:font-size-asian="10pt" style:font-weight-asian="bold" style:font-size-complex="10pt" style:font-weight-complex="bold"/>
    </style:style>
    <style:style style:name="T75" style:family="text">
      <style:text-properties style:font-name="Calibri Light1" fo:font-size="10pt" fo:language="en" fo:country="US" fo:font-weight="bold" officeooo:rsid="006717a2" style:font-size-asian="10pt" style:font-weight-asian="bold" style:font-size-complex="10pt" style:font-weight-complex="bold"/>
    </style:style>
    <style:style style:name="T76" style:family="text">
      <style:text-properties style:font-name="Calibri Light1" fo:font-size="10pt" fo:language="en" fo:country="US" fo:font-weight="bold" officeooo:rsid="00a56f5e" style:font-size-asian="10pt" style:font-weight-asian="bold" style:font-size-complex="10pt" style:font-weight-complex="bold"/>
    </style:style>
    <style:style style:name="T77" style:family="text">
      <style:text-properties style:font-name="Calibri Light1" fo:font-size="10pt" fo:language="en" fo:country="US" fo:font-weight="bold" officeooo:rsid="00a56f5e" style:font-name-asian="Droid Sans" style:font-size-asian="10pt" style:font-weight-asian="bold" style:font-name-complex="Liberation Mono" style:font-size-complex="10pt" style:font-weight-complex="bold"/>
    </style:style>
    <style:style style:name="T78" style:family="text">
      <style:text-properties style:font-name="Calibri Light1" fo:font-size="10pt" fo:language="en" fo:country="US" fo:font-weight="normal" officeooo:rsid="0039218c" style:font-size-asian="10pt" style:font-weight-asian="normal" style:font-size-complex="10pt" style:font-weight-complex="normal"/>
    </style:style>
    <style:style style:name="T79" style:family="text">
      <style:text-properties style:font-name="Calibri Light1" fo:font-size="10pt" fo:language="en" fo:country="US" fo:font-weight="normal" officeooo:rsid="0036739b" style:font-size-asian="10pt" style:font-weight-asian="normal" style:font-size-complex="10pt" style:font-weight-complex="normal"/>
    </style:style>
    <style:style style:name="T80" style:family="text">
      <style:text-properties style:font-name="Calibri Light1" fo:font-size="10pt" fo:language="en" fo:country="US" fo:font-weight="normal" officeooo:rsid="006717a2" style:font-size-asian="10pt" style:font-weight-asian="normal" style:font-size-complex="10pt" style:font-weight-complex="normal"/>
    </style:style>
    <style:style style:name="T81" style:family="text">
      <style:text-properties style:font-name="Calibri Light1" fo:font-size="10pt" fo:language="en" fo:country="US" fo:font-weight="normal" officeooo:rsid="005c83f3" style:font-size-asian="10pt" style:font-weight-asian="normal" style:font-size-complex="10pt" style:font-weight-complex="normal"/>
    </style:style>
    <style:style style:name="T82" style:family="text">
      <style:text-properties style:font-name="Calibri Light1" fo:font-size="10pt" fo:language="sl" fo:country="SI" fo:font-weight="bold" officeooo:rsid="004c60ad" style:font-size-asian="10pt" style:font-weight-asian="bold" style:font-size-complex="10pt" style:font-weight-complex="bold"/>
    </style:style>
    <style:style style:name="T83" style:family="text">
      <style:text-properties style:font-name="Calibri Light1" fo:font-size="10pt" fo:font-style="italic" fo:font-weight="normal" officeooo:rsid="008c175a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fo:font-size="10pt" fo:font-weight="normal" officeooo:rsid="005eacd8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4da113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8e584a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9028e6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bed16b" style:font-size-asian="10pt" style:font-weight-asian="normal" style:font-size-complex="10pt" style:font-weight-complex="normal"/>
    </style:style>
    <style:style style:name="T89" style:family="text">
      <style:text-properties fo:font-size="10pt" fo:font-weight="normal" officeooo:rsid="00c071c6" style:font-size-asian="10pt" style:font-weight-asian="normal" style:font-size-complex="10pt" style:font-weight-complex="normal"/>
    </style:style>
    <style:style style:name="T90" style:family="text">
      <style:text-properties fo:font-size="10pt" fo:language="en" fo:country="US" fo:font-weight="normal" officeooo:rsid="004da113" style:font-size-asian="10pt" style:font-weight-asian="normal" style:font-size-complex="10pt" style:font-weight-complex="normal"/>
    </style:style>
    <style:style style:name="T91" style:family="text">
      <style:text-properties fo:font-size="10pt" fo:language="sl" fo:country="SI" fo:font-weight="normal" officeooo:rsid="00455a19" style:font-size-asian="10pt" style:font-weight-asian="normal" style:font-size-complex="10pt" style:font-weight-complex="normal"/>
    </style:style>
    <style:style style:name="T92" style:family="text">
      <style:text-properties fo:font-size="10pt" fo:language="sl" fo:country="SI" fo:font-weight="normal" officeooo:rsid="005eacd8" style:font-size-asian="10pt" style:font-weight-asian="normal" style:font-size-complex="10pt" style:font-weight-complex="normal"/>
    </style:style>
    <style:style style:name="T93" style:family="text">
      <style:text-properties style:font-name="Liberation Mono" fo:font-size="10pt" fo:font-weight="bold" officeooo:rsid="005eacd8" style:font-size-asian="10pt" style:font-weight-asian="bold" style:font-size-complex="10pt" style:font-weight-complex="bold"/>
    </style:style>
    <style:style style:name="T94" style:family="text">
      <style:text-properties style:font-name="Liberation Mono" fo:font-size="10pt" fo:font-weight="normal" officeooo:rsid="005eacd8" style:font-size-asian="10pt" style:font-weight-asian="normal" style:font-size-complex="10pt" style:font-weight-complex="normal"/>
    </style:style>
    <style:style style:name="T95" style:family="text">
      <style:text-properties style:font-name="Liberation Mono" fo:font-size="10pt" fo:font-weight="normal" officeooo:rsid="0062f41e" style:font-size-asian="10pt" style:font-weight-asian="normal" style:font-size-complex="10pt" style:font-weight-complex="normal"/>
    </style:style>
    <style:style style:name="T96" style:family="text">
      <style:text-properties style:font-name="Liberation Mono" fo:font-size="10pt" fo:font-weight="normal" officeooo:rsid="006502ce" style:font-size-asian="10pt" style:font-weight-asian="normal" style:font-size-complex="10pt" style:font-weight-complex="normal"/>
    </style:style>
    <style:style style:name="T97" style:family="text">
      <style:text-properties style:font-name="Liberation Mono" fo:font-size="10pt" fo:font-weight="normal" officeooo:rsid="0060c66a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font-weight="normal" officeooo:rsid="0074c131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font-weight="normal" officeooo:rsid="00762501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font-weight="normal" officeooo:rsid="007ff0a5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font-weight="normal" officeooo:rsid="008d6399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fo:font-weight="normal" officeooo:rsid="006ab768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font-weight="normal" officeooo:rsid="008e584a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fo:font-weight="normal" officeooo:rsid="009fde50" style:font-size-asian="10pt" style:font-weight-asian="normal" style:font-size-complex="10pt" style:font-weight-complex="normal"/>
    </style:style>
    <style:style style:name="T105" style:family="text">
      <style:text-properties style:font-name="Liberation Mono" fo:font-size="10pt" fo:font-weight="normal" officeooo:rsid="008f2e64" style:font-name-asian="DejaVu Sans Mono" style:font-size-asian="10pt" style:font-weight-asian="normal" style:font-name-complex="Liberation Mono" style:font-size-complex="10pt" style:font-weight-complex="normal"/>
    </style:style>
    <style:style style:name="T106" style:family="text">
      <style:text-properties style:font-name="Liberation Mono" fo:font-size="10pt" fo:language="sl" fo:country="SI" fo:font-weight="normal" style:font-name-asian="Droid Sans" style:font-size-asian="10pt" style:font-weight-asian="normal" style:font-name-complex="Liberation Mono" style:font-size-complex="10pt" style:font-weight-complex="normal"/>
    </style:style>
    <style:style style:name="T107" style:family="text">
      <style:text-properties style:font-name="Liberation Mono" fo:font-size="10pt" fo:language="sl" fo:country="SI" fo:font-weight="normal" officeooo:rsid="00455a19" style:font-name-asian="Droid Sans" style:font-size-asian="10pt" style:font-weight-asian="normal" style:font-name-complex="Liberation Mono" style:font-size-complex="10pt" style:font-weight-complex="normal"/>
    </style:style>
    <style:style style:name="T108" style:family="text">
      <style:text-properties style:font-name="Liberation Mono" fo:font-size="10pt" fo:language="sl" fo:country="SI" fo:font-weight="normal" officeooo:rsid="005eacd8" style:font-name-asian="Droid Sans" style:font-size-asian="10pt" style:font-weight-asian="normal" style:font-name-complex="Liberation Mono" style:font-size-complex="10pt" style:font-weight-complex="normal"/>
    </style:style>
    <style:style style:name="T109" style:family="text">
      <style:text-properties style:font-name="Liberation Mono" fo:font-size="10pt" fo:language="sl" fo:country="SI" fo:font-weight="normal" officeooo:rsid="00724fd7" style:font-name-asian="Droid Sans" style:font-size-asian="10pt" style:font-weight-asian="normal" style:font-name-complex="Liberation Mono" style:font-size-complex="10pt" style:font-weight-complex="normal"/>
    </style:style>
    <style:style style:name="T110" style:family="text">
      <style:text-properties style:font-name="Liberation Mono" fo:font-size="10pt" fo:language="sl" fo:country="SI" fo:font-weight="normal" officeooo:rsid="0062f41e" style:font-name-asian="Droid Sans" style:font-size-asian="10pt" style:font-weight-asian="normal" style:font-name-complex="Liberation Mono" style:font-size-complex="10pt" style:font-weight-complex="normal"/>
    </style:style>
    <style:style style:name="T111" style:family="text">
      <style:text-properties style:font-name="Liberation Mono" fo:font-size="10pt" fo:language="sl" fo:country="SI" fo:font-weight="normal" officeooo:rsid="00737dec" style:font-name-asian="Droid Sans" style:font-size-asian="10pt" style:font-weight-asian="normal" style:font-name-complex="Liberation Mono" style:font-size-complex="10pt" style:font-weight-complex="normal"/>
    </style:style>
    <style:style style:name="T112" style:family="text">
      <style:text-properties style:font-name="Liberation Mono" fo:font-size="10pt" fo:language="sl" fo:country="SI" fo:font-weight="normal" officeooo:rsid="007d8b88" style:font-name-asian="Droid Sans" style:font-size-asian="10pt" style:font-weight-asian="normal" style:font-name-complex="Liberation Mono" style:font-size-complex="10pt" style:font-weight-complex="normal"/>
    </style:style>
    <style:style style:name="T113" style:family="text">
      <style:text-properties style:font-name="Liberation Mono" fo:font-size="10pt" fo:language="sl" fo:country="SI" fo:font-weight="normal" officeooo:rsid="008192fb" style:font-name-asian="Droid Sans" style:font-size-asian="10pt" style:font-weight-asian="normal" style:font-name-complex="Liberation Mono" style:font-size-complex="10pt" style:font-weight-complex="normal"/>
    </style:style>
    <style:style style:name="T114" style:family="text">
      <style:text-properties style:font-name="Liberation Mono" fo:font-size="10pt" fo:language="sl" fo:country="SI" fo:font-weight="normal" officeooo:rsid="00822362" style:font-name-asian="Droid Sans" style:font-size-asian="10pt" style:font-weight-asian="normal" style:font-name-complex="Liberation Mono" style:font-size-complex="10pt" style:font-weight-complex="normal"/>
    </style:style>
    <style:style style:name="T115" style:family="text">
      <style:text-properties style:font-name="Liberation Mono" fo:font-size="10pt" fo:language="sl" fo:country="SI" fo:font-weight="bold" style:font-name-asian="Droid Sans" style:font-size-asian="10pt" style:font-weight-asian="bold" style:font-name-complex="Liberation Mono" style:font-size-complex="10pt" style:font-weight-complex="bold"/>
    </style:style>
    <style:style style:name="T116" style:family="text">
      <style:text-properties style:font-name="Liberation Mono" fo:font-size="10pt" fo:language="sl" fo:country="SI" fo:font-weight="bold" officeooo:rsid="005eacd8" style:font-name-asian="Droid Sans" style:font-size-asian="10pt" style:font-weight-asian="bold" style:font-name-complex="Liberation Mono" style:font-size-complex="10pt" style:font-weight-complex="bold"/>
    </style:style>
    <style:style style:name="T117" style:family="text">
      <style:text-properties style:font-name="Liberation Mono" fo:font-size="10pt" fo:language="sl" fo:country="SI" fo:font-weight="bold" officeooo:rsid="00724fd7" style:font-name-asian="Droid Sans" style:font-size-asian="10pt" style:font-weight-asian="bold" style:font-name-complex="Liberation Mono" style:font-size-complex="10pt" style:font-weight-complex="bold"/>
    </style:style>
    <style:style style:name="T118" style:family="text">
      <style:text-properties style:font-name="Liberation Mono" fo:language="sl" fo:country="SI" fo:font-weight="normal" officeooo:rsid="007d8b88" style:font-name-asian="Droid Sans" style:font-weight-asian="normal" style:font-name-complex="Liberation Mono" style:font-weight-complex="normal"/>
    </style:style>
    <style:style style:name="T119" style:family="text">
      <style:text-properties style:font-name="Liberation Mono" fo:font-weight="normal" officeooo:rsid="007d8b88" style:font-name-asian="Droid Sans" style:font-weight-asian="normal" style:font-name-complex="Liberation Mono" style:font-weight-complex="normal"/>
    </style:style>
    <style:style style:name="T120" style:family="text">
      <style:text-properties style:font-name="Calibri Light" fo:font-size="10pt" fo:font-weight="normal" officeooo:rsid="004f52fe" style:font-size-asian="10pt" style:font-weight-asian="normal" style:font-size-complex="10pt" style:font-weight-complex="normal"/>
    </style:style>
    <style:style style:name="T121" style:family="text">
      <style:text-properties style:font-name="Calibri Light" fo:font-size="10pt" fo:font-weight="normal" officeooo:rsid="002b9c2b" style:font-size-asian="10pt" style:font-weight-asian="normal" style:font-size-complex="10pt" style:font-weight-complex="normal"/>
    </style:style>
    <style:style style:name="T122" style:family="text">
      <style:text-properties style:font-name="Calibri Light" fo:font-size="10pt" fo:font-weight="normal" officeooo:rsid="0039fd1e" style:font-size-asian="10pt" style:font-weight-asian="normal" style:font-size-complex="10pt" style:font-weight-complex="normal"/>
    </style:style>
    <style:style style:name="T123" style:family="text">
      <style:text-properties style:font-name="Calibri Light" fo:font-size="10pt" fo:font-weight="normal" officeooo:rsid="0039218c" style:font-size-asian="10pt" style:font-weight-asian="normal" style:font-size-complex="10pt" style:font-weight-complex="normal"/>
    </style:style>
    <style:style style:name="T124" style:family="text">
      <style:text-properties style:font-name="Calibri Light" fo:font-size="10pt" fo:font-weight="normal" officeooo:rsid="0084e7ca" style:font-size-asian="10pt" style:font-weight-asian="normal" style:font-size-complex="10pt" style:font-weight-complex="normal"/>
    </style:style>
    <style:style style:name="T125" style:family="text">
      <style:text-properties style:font-name="Calibri Light" fo:font-size="10pt" fo:font-weight="normal" officeooo:rsid="00878a8c" style:font-size-asian="10pt" style:font-weight-asian="normal" style:font-size-complex="10pt" style:font-weight-complex="normal"/>
    </style:style>
    <style:style style:name="T126" style:family="text">
      <style:text-properties style:font-name="Calibri Light" fo:font-size="10pt" fo:font-weight="normal" officeooo:rsid="0084e7ca" style:font-name-asian="Droid Sans" style:font-size-asian="10pt" style:font-weight-asian="normal" style:font-name-complex="Liberation Mono" style:font-size-complex="10pt" style:font-weight-complex="normal"/>
    </style:style>
    <style:style style:name="T127" style:family="text">
      <style:text-properties style:font-name="Calibri Light" fo:font-size="10pt" fo:font-weight="normal" officeooo:rsid="00878a8c" style:font-name-asian="Droid Sans" style:font-size-asian="10pt" style:font-weight-asian="normal" style:font-name-complex="Liberation Mono" style:font-size-complex="10pt" style:font-weight-complex="normal"/>
    </style:style>
    <style:style style:name="T128" style:family="text">
      <style:text-properties style:font-name="Calibri Light" fo:font-size="10pt" fo:font-weight="normal" officeooo:rsid="00af7559" style:font-name-asian="Droid Sans" style:font-size-asian="10pt" style:font-weight-asian="normal" style:font-name-complex="Liberation Mono" style:font-size-complex="10pt" style:font-weight-complex="normal"/>
    </style:style>
    <style:style style:name="T129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130" style:family="text">
      <style:text-properties style:font-name="Calibri Light" fo:font-size="10pt" fo:font-weight="bold" officeooo:rsid="005eacd8" style:font-size-asian="10pt" style:font-weight-asian="bold" style:font-size-complex="10pt" style:font-weight-complex="bold"/>
    </style:style>
    <style:style style:name="T131" style:family="text">
      <style:text-properties style:font-name="Calibri Light" fo:font-size="10pt" fo:font-weight="bold" officeooo:rsid="003c24e9" style:font-size-asian="10pt" style:font-weight-asian="bold" style:font-size-complex="10pt" style:font-weight-complex="bold"/>
    </style:style>
    <style:style style:name="T132" style:family="text">
      <style:text-properties style:font-name="Calibri Light" fo:font-size="10pt" fo:font-weight="bold" officeooo:rsid="00327b34" style:font-size-asian="10pt" style:font-weight-asian="bold" style:font-size-complex="10pt" style:font-weight-complex="bold"/>
    </style:style>
    <style:style style:name="T133" style:family="text">
      <style:text-properties style:font-name="Calibri Light" fo:font-size="10pt" fo:font-weight="bold" officeooo:rsid="00455a19" style:font-size-asian="10pt" style:font-weight-asian="bold" style:font-size-complex="10pt" style:font-weight-complex="bold"/>
    </style:style>
    <style:style style:name="T134" style:family="text">
      <style:text-properties style:font-name="Calibri Light" fo:font-size="10pt" fo:font-weight="bold" officeooo:rsid="007078e3" style:font-size-asian="10pt" style:font-weight-asian="bold" style:font-size-complex="10pt" style:font-weight-complex="bold"/>
    </style:style>
    <style:style style:name="T135" style:family="text">
      <style:text-properties style:font-name="Calibri Light" fo:font-size="10pt" fo:font-weight="bold" officeooo:rsid="00724fd7" style:font-size-asian="10pt" style:font-weight-asian="bold" style:font-size-complex="10pt" style:font-weight-complex="bold"/>
    </style:style>
    <style:style style:name="T136" style:family="text">
      <style:text-properties style:font-name="Calibri Light" fo:font-size="10pt" fo:font-weight="bold" officeooo:rsid="0084e7ca" style:font-size-asian="10pt" style:font-weight-asian="bold" style:font-size-complex="10pt" style:font-weight-complex="bold"/>
    </style:style>
    <style:style style:name="T137" style:family="text">
      <style:text-properties style:font-name="Calibri Light" fo:font-size="10pt" fo:font-weight="bold" officeooo:rsid="008669c7" style:font-size-asian="10pt" style:font-weight-asian="bold" style:font-size-complex="10pt" style:font-weight-complex="bold"/>
    </style:style>
    <style:style style:name="T138" style:family="text">
      <style:text-properties style:font-name="Calibri Light" fo:font-size="10pt" fo:font-weight="bold" officeooo:rsid="002b9c2b" style:font-size-asian="10pt" style:font-weight-asian="bold" style:font-size-complex="10pt" style:font-weight-complex="bold"/>
    </style:style>
    <style:style style:name="T139" style:family="text">
      <style:text-properties style:font-name="Calibri Light" fo:font-size="10pt" fo:font-weight="bold" officeooo:rsid="00878a8c" style:font-size-asian="10pt" style:font-weight-asian="bold" style:font-size-complex="10pt" style:font-weight-complex="bold"/>
    </style:style>
    <style:style style:name="T140" style:family="text">
      <style:text-properties style:font-name="Calibri Light" fo:font-size="10pt" fo:font-weight="bold" officeooo:rsid="008c175a" style:font-size-asian="10pt" style:font-weight-asian="bold" style:font-size-complex="10pt" style:font-weight-complex="bold"/>
    </style:style>
    <style:style style:name="T141" style:family="text">
      <style:text-properties style:font-name="Calibri Light" fo:font-size="10pt" fo:font-weight="bold" officeooo:rsid="0099ef3b" style:font-size-asian="10pt" style:font-weight-asian="bold" style:font-size-complex="10pt" style:font-weight-complex="bold"/>
    </style:style>
    <style:style style:name="T142" style:family="text">
      <style:text-properties style:font-name="Calibri Light" fo:font-size="10pt" officeooo:rsid="002374ac" style:font-size-asian="10pt" style:font-size-complex="10pt"/>
    </style:style>
    <style:style style:name="T143" style:family="text">
      <style:text-properties style:font-name="Calibri Light" fo:font-size="10pt" officeooo:rsid="002b9c2b" style:font-size-asian="10pt" style:font-size-complex="10pt"/>
    </style:style>
    <style:style style:name="T144" style:family="text">
      <style:text-properties style:font-name="Calibri Light" fo:font-size="10pt" fo:language="sl" fo:country="SI" fo:font-weight="normal" officeooo:rsid="0084e7ca" style:font-size-asian="10pt" style:font-weight-asian="normal" style:font-size-complex="10pt" style:font-weight-complex="normal"/>
    </style:style>
    <style:style style:name="T145" style:family="text">
      <style:text-properties style:font-name="Calibri Light" fo:font-size="10pt" fo:language="sl" fo:country="SI" fo:font-weight="normal" officeooo:rsid="008669c7" style:font-size-asian="10pt" style:font-weight-asian="normal" style:font-size-complex="10pt" style:font-weight-complex="normal"/>
    </style:style>
    <style:style style:name="T146" style:family="text">
      <style:text-properties style:font-name="Calibri Light" fo:font-size="10pt" fo:language="sl" fo:country="SI" fo:font-weight="normal" officeooo:rsid="008b00c2" style:font-size-asian="10pt" style:font-weight-asian="normal" style:font-size-complex="10pt" style:font-weight-complex="normal"/>
    </style:style>
    <style:style style:name="T147" style:family="text">
      <style:text-properties style:font-name="Calibri Light" fo:font-size="10pt" fo:language="sl" fo:country="SI" fo:font-weight="normal" officeooo:rsid="009597be" style:font-size-asian="10pt" style:font-weight-asian="normal" style:font-size-complex="10pt" style:font-weight-complex="normal"/>
    </style:style>
    <style:style style:name="T148" style:family="text">
      <style:text-properties style:font-name="Calibri Light" fo:font-size="10pt" fo:language="sl" fo:country="SI" fo:font-weight="normal" officeooo:rsid="00b2ae92" style:font-size-asian="10pt" style:font-weight-asian="normal" style:font-size-complex="10pt" style:font-weight-complex="normal"/>
    </style:style>
    <style:style style:name="T149" style:family="text">
      <style:text-properties style:font-name="Calibri Light" fo:font-size="10pt" fo:language="sl" fo:country="SI" fo:font-weight="normal" officeooo:rsid="00b3fec8" style:font-size-asian="10pt" style:font-weight-asian="normal" style:font-size-complex="10pt" style:font-weight-complex="normal"/>
    </style:style>
    <style:style style:name="T150" style:family="text">
      <style:text-properties style:font-name="Calibri Light" fo:font-size="10pt" fo:language="sl" fo:country="SI" fo:font-weight="normal" officeooo:rsid="00b93cae" style:font-size-asian="10pt" style:font-weight-asian="normal" style:font-size-complex="10pt" style:font-weight-complex="normal"/>
    </style:style>
    <style:style style:name="T151" style:family="text">
      <style:text-properties style:font-name="Calibri Light" fo:font-size="10pt" fo:language="sl" fo:country="SI" fo:font-weight="normal" officeooo:rsid="00b959e7" style:font-size-asian="10pt" style:font-weight-asian="normal" style:font-size-complex="10pt" style:font-weight-complex="normal"/>
    </style:style>
    <style:style style:name="T152" style:family="text">
      <style:text-properties style:font-name="Calibri Light" fo:font-size="10pt" fo:language="sl" fo:country="SI" fo:font-weight="normal" officeooo:rsid="008669c7" style:font-name-asian="Droid Sans" style:font-size-asian="10pt" style:font-weight-asian="normal" style:font-name-complex="Liberation Mono" style:font-size-complex="10pt" style:font-weight-complex="normal"/>
    </style:style>
    <style:style style:name="T153" style:family="text">
      <style:text-properties style:font-name="Calibri Light" fo:font-size="10pt" fo:language="sl" fo:country="SI" fo:font-weight="normal" officeooo:rsid="008c175a" style:font-name-asian="Droid Sans" style:font-size-asian="10pt" style:font-weight-asian="normal" style:font-name-complex="Liberation Mono" style:font-size-complex="10pt" style:font-weight-complex="normal"/>
    </style:style>
    <style:style style:name="T154" style:family="text">
      <style:text-properties style:font-name="Calibri Light" fo:font-size="10pt" fo:language="sl" fo:country="SI" fo:font-weight="normal" officeooo:rsid="009bf763" style:font-name-asian="Droid Sans" style:font-size-asian="10pt" style:font-weight-asian="normal" style:font-name-complex="Liberation Mono" style:font-size-complex="10pt" style:font-weight-complex="normal"/>
    </style:style>
    <style:style style:name="T155" style:family="text">
      <style:text-properties style:font-name="Calibri Light" fo:font-size="10pt" fo:language="sl" fo:country="SI" fo:font-weight="normal" officeooo:rsid="00b4ce5a" style:font-name-asian="Droid Sans" style:font-size-asian="10pt" style:font-weight-asian="normal" style:font-name-complex="Liberation Mono" style:font-size-complex="10pt" style:font-weight-complex="normal"/>
    </style:style>
    <style:style style:name="T156" style:family="text">
      <style:text-properties style:font-name="Calibri Light" fo:font-size="10pt" fo:language="sl" fo:country="SI" fo:font-weight="bold" officeooo:rsid="008669c7" style:font-size-asian="10pt" style:font-weight-asian="bold" style:font-size-complex="10pt" style:font-weight-complex="bold"/>
    </style:style>
    <style:style style:name="T157" style:family="text">
      <style:text-properties style:font-name="Calibri Light" fo:font-size="10pt" fo:language="sl" fo:country="SI" fo:font-weight="bold" officeooo:rsid="009597be" style:font-size-asian="10pt" style:font-weight-asian="bold" style:font-size-complex="10pt" style:font-weight-complex="bold"/>
    </style:style>
    <style:style style:name="T158" style:family="text">
      <style:text-properties style:font-name="Calibri Light" fo:font-size="10pt" fo:language="sl" fo:country="SI" fo:font-weight="bold" officeooo:rsid="00b92b4d" style:font-size-asian="10pt" style:font-weight-asian="bold" style:font-size-complex="10pt" style:font-weight-complex="bold"/>
    </style:style>
    <style:style style:name="T159" style:family="text">
      <style:text-properties style:font-name="Calibri Light" fo:font-size="16pt" fo:font-weight="bold" officeooo:rsid="008f2e64" style:font-size-asian="16pt" style:font-weight-asian="bold" style:font-size-complex="16pt" style:font-weight-complex="bold"/>
    </style:style>
    <style:style style:name="T160" style:family="text">
      <style:text-properties style:font-name="Calibri Light" fo:font-size="16pt" fo:font-weight="bold" officeooo:rsid="009dadd2" style:font-size-asian="16pt" style:font-weight-asian="bold" style:font-size-complex="16pt" style:font-weight-complex="bold"/>
    </style:style>
    <style:style style:name="T161" style:family="text">
      <style:text-properties style:font-name="Calibri Light" fo:font-size="16pt" fo:font-weight="bold" officeooo:rsid="00a1d8fa" style:font-name-asian="DejaVu Sans Mono" style:font-size-asian="16pt" style:font-weight-asian="bold" style:font-name-complex="Liberation Mono" style:font-size-complex="16pt" style:font-weight-complex="bold"/>
    </style:style>
    <style:style style:name="T162" style:family="text">
      <style:text-properties fo:language="sl" fo:country="SI"/>
    </style:style>
    <style:style style:name="T163" style:family="text">
      <style:text-properties fo:language="sl" fo:country="SI" officeooo:rsid="00707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16cm" fo:text-indent="-0.508cm" fo:margin-left="1.016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381cm" fo:margin-left="1.397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Compiling software from source code</text:p>
      <text:p text:style-name="P32"/>
      <text:p text:style-name="P45">Requirements</text:p>
      <text:p text:style-name="P4"/>
      <text:list xml:id="list1184972437" text:style-name="L1">
        <text:list-item>
          <text:p text:style-name="P68">Install the following packages before starting the compilation:</text:p>
          <text:list>
            <text:list-item>
              <text:p text:style-name="P55"><text:span text:style-name="T142">CodeBlocks IDE (</text:span><text:a xlink:type="simple" xlink:href="http://www.codeblocks.org/" text:style-name="Internet_20_link" text:visited-style-name="Visited_20_Internet_20_Link"><text:span text:style-name="T142">http://www.codeblocks.org/</text:span></text:a><text:span text:style-name="T142">).</text:span></text:p>
            </text:list-item>
            <text:list-item>
              <text:p text:style-name="P59"><text:span text:style-name="T121">C</text:span><text:span text:style-name="T123">M</text:span><text:span text:style-name="T122">ake</text:span><text:span text:style-name="T123"> (</text:span><text:a xlink:type="simple" xlink:href="https://cmake.org/download/" text:style-name="Internet_20_link" text:visited-style-name="Visited_20_Internet_20_Link"><text:span text:style-name="T123">https://cmake.org/download/</text:span></text:a><text:span text:style-name="T123">)</text:span></text:p>
              <text:p text:style-name="P60"/>
            </text:list-item>
          </text:list>
        </text:list-item>
        <text:list-item>
          <text:p text:style-name="P69"><text:span text:style-name="T130">If you are building on Windows, </text:span><text:span text:style-name="T136">download and </text:span><text:span text:style-name="T130">i</text:span><text:span text:style-name="T129">nstall </text:span><text:span text:style-name="T136">required </text:span><text:span text:style-name="T141">packages</text:span><text:span text:style-name="T136">:</text:span></text:p>
          <text:list>
            <text:list-item>
              <text:p text:style-name="P46"><text:span text:style-name="T143">Download and install </text:span><text:span text:style-name="T138">M</text:span><text:span text:style-name="T137">SYS</text:span><text:span text:style-name="T138">2</text:span><text:span text:style-name="T143"> from </text:span><text:a xlink:type="simple" xlink:href="https://www.msys2.org/" text:style-name="Internet_20_link" text:visited-style-name="Visited_20_Internet_20_Link"><text:span text:style-name="T143">https://www.msys2.org/</text:span></text:a></text:p>
            </text:list-item>
          </text:list>
        </text:list-item>
      </text:list>
      <text:p text:style-name="P7"><text:span text:style-name="Source_20_Text"><text:span text:style-name="T124"><text:tab/></text:span></text:span><text:span text:style-name="Source_20_Text"><text:span text:style-name="T126">Select d</text:span></text:span><text:span text:style-name="Source_20_Text"><text:span text:style-name="T124">efault installation folder (C:\msys64)</text:span></text:span></text:p>
      <text:p text:style-name="P41"><text:span text:style-name="Source_20_Text"><text:span text:style-name="T124"><text:tab/></text:span></text:span><text:span text:style-name="Source_20_Text"><text:span text:style-name="T127">Before finishing installation</text:span></text:span><text:span text:style-name="Source_20_Text"><text:span text:style-name="T124">, </text:span></text:span><text:span text:style-name="Source_20_Text"><text:span text:style-name="T127">tick</text:span></text:span><text:span text:style-name="Source_20_Text"><text:span text:style-name="T124"> "</text:span></text:span><text:span text:style-name="Source_20_Text"><text:span text:style-name="T125">Run </text:span></text:span><text:span text:style-name="Source_20_Text"><text:span text:style-name="T124">MSYS2 </text:span></text:span><text:span text:style-name="Source_20_Text"><text:span text:style-name="T125">64 bit now</text:span></text:span><text:span text:style-name="Source_20_Text"><text:span text:style-name="T124">"</text:span></text:span><text:span text:style-name="Source_20_Text"><text:span text:style-name="T125">. This will </text:span></text:span><text:span text:style-name="Source_20_Text"><text:span text:style-name="T127">launch</text:span></text:span><text:span text:style-name="Source_20_Text"><text:span text:style-name="T125"> the "MSYS2 </text:span></text:span><text:span text:style-name="Source_20_Text"><text:span text:style-name="T139">MSYS</text:span></text:span><text:span text:style-name="Source_20_Text"><text:span text:style-name="T125">" </text:span></text:span><text:span text:style-name="Source_20_Text"><text:span text:style-name="T128">terminal</text:span></text:span><text:span text:style-name="Source_20_Text"><text:span text:style-name="T125">.</text:span></text:span></text:p>
      <text:p text:style-name="P42"><text:span text:style-name="Source_20_Text"><text:span text:style-name="T124"><text:tab/></text:span></text:span><text:span text:style-name="Source_20_Text"><text:span text:style-name="T125">U</text:span></text:span><text:span text:style-name="Source_20_Text"><text:span text:style-name="T124">date packages </text:span></text:span><text:span text:style-name="Source_20_Text"><text:span text:style-name="T127">using </text:span></text:span><text:span text:style-name="Source_20_Text"><text:span text:style-name="T124">the following command</text:span></text:span><text:span text:style-name="Source_20_Text"><text:span text:style-name="T125"> </text:span></text:span><text:span text:style-name="Source_20_Text"><text:span text:style-name="T127">in the</text:span></text:span><text:span text:style-name="Source_20_Text"><text:span text:style-name="T125"> MSYS terminal</text:span></text:span><text:span text:style-name="Source_20_Text"><text:span text:style-name="T124">:</text:span></text:span></text:p>
      <text:p text:style-name="P35"><text:span text:style-name="Source_20_Text"><text:span text:style-name="T124"><text:tab/></text:span></text:span><text:span text:style-name="Source_20_Text"><text:span text:style-name="T91">pacman -Syu</text:span></text:span></text:p>
      <text:p text:style-name="P5"><text:span text:style-name="Source_20_Text"><text:span text:style-name="T144"><text:tab/>M</text:span></text:span><text:span text:style-name="Source_20_Text"><text:span text:style-name="T153">SYS </text:span></text:span><text:span text:style-name="Source_20_Text"><text:span text:style-name="T144">will close after </text:span></text:span><text:span text:style-name="Source_20_Text"><text:span text:style-name="T153">this</text:span></text:span><text:span text:style-name="Source_20_Text"><text:span text:style-name="T144"> upgrade.</text:span></text:span></text:p>
      <text:p text:style-name="P31"><text:span text:style-name="Source_20_Text"><text:span text:style-name="T146"><text:tab/></text:span></text:span><text:span text:style-name="Source_20_Text"><text:span text:style-name="T144">Add </text:span></text:span><text:span text:style-name="Source_20_Text"><text:span text:style-name="T145">"C:\</text:span></text:span><text:span text:style-name="Source_20_Text"><text:span text:style-name="T144">msys64</text:span></text:span><text:span text:style-name="Source_20_Text"><text:span text:style-name="T145">\mingw64\</text:span></text:span><text:span text:style-name="Source_20_Text"><text:span text:style-name="T144">bin</text:span></text:span><text:span text:style-name="Source_20_Text"><text:span text:style-name="T145">"</text:span></text:span><text:span text:style-name="Source_20_Text"><text:span text:style-name="T144"> folder to </text:span></text:span><text:span text:style-name="Source_20_Text"><text:span text:style-name="T154">W</text:span></text:span><text:span text:style-name="Source_20_Text"><text:span text:style-name="T144">indows </text:span></text:span><text:span text:style-name="Source_20_Text"><text:span text:style-name="T145">PATH variable</text:span></text:span><text:span text:style-name="Source_20_Text"><text:span text:style-name="T146">!</text:span></text:span></text:p>
      <text:p text:style-name="P40"><text:span text:style-name="Source_20_Text"><text:span text:style-name="T145"><text:tab/></text:span></text:span><text:span text:style-name="Source_20_Text"><text:span text:style-name="T152">Run </text:span></text:span><text:span text:style-name="Source_20_Text"><text:span text:style-name="T145">"MSYS2 </text:span></text:span><text:span text:style-name="Source_20_Text"><text:span text:style-name="T156">MinGW</text:span></text:span><text:span text:style-name="Source_20_Text"><text:span text:style-name="T145"> </text:span></text:span><text:span text:style-name="Source_20_Text"><text:span text:style-name="T156">64-bit</text:span></text:span><text:span text:style-name="Source_20_Text"><text:span text:style-name="T145">" application and proceed to install required packages </text:span></text:span><text:span text:style-name="Source_20_Text"><text:span text:style-name="T152">using</text:span></text:span><text:span text:style-name="Source_20_Text"><text:span text:style-name="T144"> the following command</text:span></text:span><text:span text:style-name="Source_20_Text"><text:span text:style-name="T145">s:</text:span></text:span></text:p>
      <text:p text:style-name="P36"><text:span text:style-name="Source_20_Text"><text:span text:style-name="T145"><text:tab/></text:span></text:span><text:span text:style-name="Source_20_Text"><text:span text:style-name="T91">pacman -Su </text:span></text:span></text:p>
      <text:p text:style-name="P37"><text:span text:style-name="Source_20_Text"><text:span text:style-name="T91"><text:tab/>pacman -S mingw-w64-x86_64-gcc</text:span></text:span></text:p>
      <text:p text:style-name="P37"><text:span text:style-name="Source_20_Text"><text:span text:style-name="T91"><text:tab/>pacman -S git</text:span></text:span></text:p>
      <text:p text:style-name="P37"><text:span text:style-name="Source_20_Text"><text:span text:style-name="T91"><text:tab/>pacman -S make</text:span></text:span></text:p>
      <text:p text:style-name="P37"><text:span text:style-name="Source_20_Text"><text:span text:style-name="T91"><text:tab/>pacman -S mingw-w64-x86_64-make</text:span></text:span></text:p>
      <text:p text:style-name="P37"><text:span text:style-name="Source_20_Text"><text:span text:style-name="T91"><text:tab/>pacman -S msys/automake-wrapper</text:span></text:span></text:p>
      <text:p text:style-name="P37"><text:span text:style-name="Source_20_Text"><text:span text:style-name="T91"><text:tab/>pacman -S msys/autoconf</text:span></text:span></text:p>
      <text:p text:style-name="P37"><text:span text:style-name="Source_20_Text"><text:span text:style-name="T91"><text:tab/>pacman -S mingw-w64-x86_64-nsis</text:span></text:span></text:p>
      <text:p text:style-name="P38"/>
      <text:list xml:id="list104320901370157" text:continue-numbering="true" text:style-name="L1">
        <text:list-item>
          <text:p text:style-name="P56"><text:span text:style-name="Source_20_Text"><text:span text:style-name="T130">If you are building on</text:span></text:span><text:span text:style-name="Source_20_Text"><text:span text:style-name="T131"> MACOSX </text:span></text:span><text:span text:style-name="Source_20_Text"><text:span text:style-name="T130">i</text:span></text:span><text:span text:style-name="Source_20_Text"><text:span text:style-name="T132">nstall </text:span></text:span><text:span text:style-name="Source_20_Text"><text:span text:style-name="T131">Xcode and Xcode command line tools</text:span></text:span></text:p>
        </text:list-item>
      </text:list>
      <text:p text:style-name="P6"><text:span text:style-name="Source_20_Text"><text:span text:style-name="T132"/></text:span></text:p>
      <text:list xml:id="list104321591208952" text:continue-numbering="true" text:style-name="L1">
        <text:list-item>
          <text:p text:style-name="P77"><text:span text:style-name="Source_20_Text"><text:span text:style-name="T130">If you are building on</text:span></text:span><text:span text:style-name="T133"> Linux (Ubuntu) </text:span><text:span text:style-name="T130">install</text:span><text:span text:style-name="T135"> the</text:span><text:span text:style-name="T134"> required </text:span><text:span text:style-name="T141">packages</text:span><text:span text:style-name="T140">:</text:span></text:p>
        </text:list-item>
      </text:list>
      <text:p text:style-name="P17"><text:span text:style-name="Source_20_Text"><text:span text:style-name="T112">sudo </text:span></text:span><text:span text:style-name="Source_20_Text"><text:span text:style-name="T107">ap</text:span></text:span><text:span text:style-name="Source_20_Text"><text:span text:style-name="T111">t</text:span></text:span><text:span text:style-name="Source_20_Text"><text:span text:style-name="T107">-get install cmake protobuf-compiler</text:span></text:span></text:p>
      <text:p text:style-name="P18"><text:span text:style-name="Source_20_Text"><text:span text:style-name="T119">sudo </text:span></text:span>apt-get install build-essential</text:p>
      <text:p text:style-name="P18"><text:span text:style-name="Source_20_Text"><text:span text:style-name="T119">sudo </text:span></text:span>apt-get install libgtk-3-dev</text:p>
      <text:p text:style-name="P19">sudo apt-get install libwxgtk3.0-gtk3-dev</text:p>
      <text:p text:style-name="P21"><text:bookmark text:name="LC89"/><text:span text:style-name="Source_20_Text"><text:span text:style-name="T119">sudo </text:span></text:span>apt-get install libudev-dev</text:p>
      <text:p text:style-name="P21"><text:bookmark text:name="LC90"/><text:span text:style-name="Source_20_Text"><text:span text:style-name="T119">sudo </text:span></text:span>apt-get install libgl1-mesa-dev</text:p>
      <text:p text:style-name="P21"><text:bookmark text:name="LC91"/><text:span text:style-name="Source_20_Text"><text:span text:style-name="T119">sudo </text:span></text:span>apt-get install autoconf</text:p>
      <text:p text:style-name="P22"><text:bookmark text:name="LC92"/><text:span text:style-name="Source_20_Text"><text:span text:style-name="T118">sudo </text:span></text:span><text:span text:style-name="T162">apt-get install automake</text:span></text:p>
      <text:p text:style-name="P20"><text:bookmark text:name="LC93"/><text:span text:style-name="Source_20_Text"><text:span text:style-name="T118">sudo </text:span></text:span><text:span text:style-name="T162">apt-get install libxxf86vm-de</text:span><text:span text:style-name="T163">v</text:span></text:p>
      <text:list xml:id="list104321710563437" text:continue-numbering="true" text:style-name="L1">
        <text:list-item>
          <text:p text:style-name="P78"><text:span text:style-name="Source_20_Text"><text:span text:style-name="T42">Extract </text:span></text:span><text:span text:style-name="Source_20_Text"><text:span text:style-name="T60">software </text:span></text:span><text:span text:style-name="Source_20_Text"><text:span text:style-name="T42">sources</text:span></text:span><text:span text:style-name="Source_20_Text"><text:span text:style-name="T63"> from GitLab</text:span></text:span></text:p>
          <text:list>
            <text:list-item>
              <text:p text:style-name="P79"><text:span text:style-name="Source_20_Text"><text:span text:style-name="T67">On </text:span></text:span><text:span text:style-name="Source_20_Text"><text:span text:style-name="T71">W</text:span></text:span><text:span text:style-name="Source_20_Text"><text:span text:style-name="T64">indows </text:span></text:span><text:span text:style-name="Source_20_Text"><text:span text:style-name="T32">r</text:span></text:span><text:span text:style-name="Source_20_Text"><text:span text:style-name="T152">un </text:span></text:span><text:span text:style-name="Source_20_Text"><text:span text:style-name="T145">"MSYS2 </text:span></text:span><text:span text:style-name="Source_20_Text"><text:span text:style-name="T156">MinGW</text:span></text:span><text:span text:style-name="Source_20_Text"><text:span text:style-name="T145"> </text:span></text:span><text:span text:style-name="Source_20_Text"><text:span text:style-name="T156">64-bit</text:span></text:span><text:span text:style-name="Source_20_Text"><text:span text:style-name="T145">"</text:span></text:span><text:span text:style-name="Source_20_Text"><text:span text:style-name="T148">,</text:span></text:span><text:span text:style-name="Source_20_Text"><text:span text:style-name="T151"> </text:span></text:span><text:span text:style-name="Source_20_Text"><text:span text:style-name="T148">on </text:span></text:span><text:span text:style-name="Source_20_Text"><text:span text:style-name="T157">Linux/Mac</text:span></text:span><text:span text:style-name="Source_20_Text"><text:span text:style-name="T158"> </text:span></text:span><text:span text:style-name="Source_20_Text"><text:span text:style-name="T155">open</text:span></text:span><text:span text:style-name="Source_20_Text"><text:span text:style-name="T147"> </text:span></text:span><text:span text:style-name="Source_20_Text"><text:span text:style-name="T149">"</text:span></text:span><text:span text:style-name="Source_20_Text"><text:span text:style-name="T147">Terminal</text:span></text:span><text:span text:style-name="Source_20_Text"><text:span text:style-name="T149">"</text:span></text:span><text:span text:style-name="Source_20_Text"><text:span text:style-name="T150">:</text:span></text:span></text:p>
            </text:list-item>
          </text:list>
        </text:list-item>
      </text:list>
      <text:p text:style-name="P27"><text:span text:style-name="Source_20_Text"><text:span text:style-name="Teletype"><text:span text:style-name="T106">git</text:span></text:span></text:span><text:span text:style-name="Source_20_Text"><text:span text:style-name="Teletype"><text:span text:style-name="T115"> </text:span></text:span></text:span><text:span text:style-name="Source_20_Text"><text:span text:style-name="Teletype"><text:span text:style-name="T106">clone --branch develop https://gitlab.com/scopefun/scopefun-software.git</text:span></text:span></text:span></text:p>
      <text:list xml:id="list104320398485187" text:continue-numbering="true" text:style-name="L1">
        <text:list-header>
          <text:p text:style-name="P61"><text:span text:style-name="Source_20_Text"><text:span text:style-name="T42"/></text:span></text:p>
        </text:list-header>
        <text:list-item>
          <text:p text:style-name="P81"><text:span text:style-name="Source_20_Text"><text:span text:style-name="T43">Create</text:span></text:span><text:span text:style-name="Source_20_Text"><text:span text:style-name="T44"> </text:span></text:span><text:span text:style-name="Source_20_Text"><text:span text:style-name="T56">a </text:span></text:span><text:span text:style-name="Source_20_Text"><text:span text:style-name="T44">build directory </text:span></text:span><text:span text:style-name="Source_20_Text"><text:span text:style-name="T53">in the </text:span></text:span><text:span text:style-name="Source_20_Text"><text:span text:style-name="T44">’scopefun-software’ directory </text:span></text:span><text:span text:style-name="Source_20_Text"><text:span text:style-name="T54">and enter </text:span></text:span><text:span text:style-name="Source_20_Text"><text:span text:style-name="T57">the</text:span></text:span><text:span text:style-name="Source_20_Text"><text:span text:style-name="T54"> directory</text:span></text:span></text:p>
        </text:list-item>
      </text:list>
      <text:p text:style-name="P25"><text:span text:style-name="Teletype"><text:span text:style-name="T97">m</text:span></text:span><text:span text:style-name="Teletype"><text:span text:style-name="T94">kdir</text:span></text:span><text:span text:style-name="Teletype"><text:span text:style-name="T93"> </text:span></text:span><text:span text:style-name="Teletype"><text:span text:style-name="T94">scopefun-software/build </text:span></text:span><text:span text:style-name="Teletype"><text:span text:style-name="T95">&amp;&amp; cd </text:span></text:span><text:span text:style-name="Teletype"><text:span text:style-name="T94">scopefun-software/build</text:span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23"><text:span text:style-name="Teletype"><text:span text:style-name="T94"/></text:span></text:p>
      <text:p text:style-name="P33"><text:soft-page-break/><text:span text:style-name="Teletype"><text:span text:style-name="T159"/></text:span></text:p>
      <text:p text:style-name="P33"><text:span text:style-name="Teletype"><text:span text:style-name="T159">1st step: compiling </text:span></text:span><text:span text:style-name="Teletype"><text:span text:style-name="T160">the </text:span></text:span><text:span text:style-name="Teletype"><text:span text:style-name="T159">libraries</text:span></text:span></text:p>
      <text:list xml:id="list104321608991608" text:continue-numbering="true" text:style-name="L1">
        <text:list-header>
          <text:p text:style-name="P62"><text:span text:style-name="Source_20_Text"><text:span text:style-name="T44"/></text:span></text:p>
        </text:list-header>
        <text:list-item>
          <text:p text:style-name="P70"><text:span text:style-name="Source_20_Text"><text:span text:style-name="T44">Windows: Configure and </text:span></text:span><text:span text:style-name="Source_20_Text"><text:span text:style-name="T69">g</text:span></text:span><text:span text:style-name="Source_20_Text"><text:span text:style-name="T44">enerate ’MinGW makefiles’ using </text:span></text:span><text:span text:style-name="Source_20_Text"><text:span text:style-name="T60">CMake</text:span></text:span></text:p>
          <text:list>
            <text:list-item>
              <text:p text:style-name="P71"><text:span text:style-name="Source_20_Text"><text:span text:style-name="T36">Set the </text:span></text:span><text:span text:style-name="Source_20_Text"><text:span text:style-name="T23">source code </text:span></text:span><text:span text:style-name="Source_20_Text"><text:span text:style-name="T36">path <text:s text:c="2"/></text:span></text:span><text:span text:style-name="Source_20_Text"><text:span text:style-name="T23">... C:/msys64/home/</text:span></text:span><text:span text:style-name="Source_20_Text"><text:span text:style-name="T83">&lt;your_username&gt;</text:span></text:span><text:span text:style-name="Source_20_Text"><text:span text:style-name="T23">/scopefun-software</text:span></text:span></text:p>
            </text:list-item>
            <text:list-item>
              <text:p text:style-name="P71"><text:span text:style-name="Source_20_Text"><text:span text:style-name="T23">Set build the binaries</text:span></text:span><text:span text:style-name="Source_20_Text"><text:span text:style-name="T36"> path ...</text:span></text:span><text:span text:style-name="Source_20_Text"><text:span text:style-name="T23"> C:/msys64/home/</text:span></text:span><text:span text:style-name="Source_20_Text"><text:span text:style-name="T83">&lt;your_username&gt;</text:span></text:span><text:span text:style-name="Source_20_Text"><text:span text:style-name="T23">/scopefun-software/build</text:span></text:span></text:p>
            </text:list-item>
            <text:list-item>
              <text:p text:style-name="P72"><text:span text:style-name="Source_20_Text"><text:span text:style-name="T24">... where </text:span></text:span><text:span text:style-name="Source_20_Text"><text:span text:style-name="T83">&lt;your_username&gt;</text:span></text:span><text:span text:style-name="Source_20_Text"><text:span text:style-name="T24"> is your W</text:span></text:span><text:span text:style-name="Source_20_Text"><text:span text:style-name="T33">i</text:span></text:span><text:span text:style-name="Source_20_Text"><text:span text:style-name="T24">ndows username</text:span></text:span></text:p>
            </text:list-item>
            <text:list-item>
              <text:p text:style-name="P71"><text:span text:style-name="Source_20_Text"><text:span text:style-name="T23">Click Configure</text:span></text:span><text:span text:style-name="Source_20_Text"><text:span text:style-name="T24"> and specify </text:span></text:span><text:span text:style-name="Source_20_Text"><text:span text:style-name="T44">MinGW makefiles</text:span></text:span><text:span text:style-name="Source_20_Text"><text:span text:style-name="T24"> as the generator (</text:span></text:span><text:span text:style-name="Source_20_Text"><text:span text:style-name="T37">U</text:span></text:span><text:span text:style-name="Source_20_Text"><text:span text:style-name="T24">se default native compillers)</text:span></text:span></text:p>
            </text:list-item>
            <text:list-item>
              <text:p text:style-name="P47"><text:span text:style-name="Source_20_Text"><text:span text:style-name="T36">E</text:span></text:span><text:span text:style-name="Source_20_Text"><text:span text:style-name="T2">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</text:span></text:span><text:span text:style-name="Source_20_Text"><text:span text:style-name="T36">SCOPEFUN</text:span></text:span><text:span text:style-name="Source_20_Text"><text:span text:style-name="T1">_BUILD_TYPE variable </text:span></text:span><text:span text:style-name="Source_20_Text"><text:span text:style-name="T2">(this can be </text:span></text:span><text:span text:style-name="Source_20_Text"><text:span text:style-name="T48">Debug</text:span></text:span><text:span text:style-name="Source_20_Text"><text:span text:style-name="T1"> or </text:span></text:span><text:span text:style-name="Source_20_Text"><text:span text:style-name="T48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63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48"><text:span text:style-name="Source_20_Text"><text:span text:style-name="T1">Check that</text:span></text:span><text:span text:style-name="Source_20_Text"><text:span text:style-name="T23"> </text:span></text:span><text:span text:style-name="Source_20_Text"><text:span text:style-name="T36">there is n</text:span></text:span><text:span text:style-name="Source_20_Text"><text:span text:style-name="T1">o red colored variables </text:span></text:span><text:span text:style-name="Source_20_Text"><text:span text:style-name="T23">i</text:span></text:span><text:span text:style-name="Source_20_Text"><text:span text:style-name="T1">n </text:span></text:span><text:span text:style-name="Source_20_Text"><text:span text:style-name="T23">CM</text:span></text:span><text:span text:style-name="Source_20_Text"><text:span text:style-name="T1">ake prior to generating choosen build system scripts.</text:span></text:span></text:p>
            </text:list-item>
            <text:list-item>
              <text:p text:style-name="P57"><text:span text:style-name="Source_20_Text"><text:span text:style-name="T3">Select</text:span></text:span><text:span text:style-name="Source_20_Text"><text:span text:style-name="T6"> ’</text:span></text:span><text:span text:style-name="Source_20_Text"><text:span text:style-name="T5">G</text:span></text:span><text:span text:style-name="Source_20_Text"><text:span text:style-name="T6">enerate’.</text:span></text:span><text:span text:style-name="Source_20_Text"><text:span text:style-name="T23"> </text:span></text:span></text:p>
            </text:list-item>
            <text:list-item>
              <text:p text:style-name="P80"><text:span text:style-name="Source_20_Text"><text:span text:style-name="T3">Run </text:span></text:span><text:span text:style-name="Source_20_Text"><text:span text:style-name="T82">MSYS2 MinGW 64-bit</text:span></text:span><text:span text:style-name="Source_20_Text"><text:span text:style-name="T3">, and type</text:span></text:span></text:p>
              <text:p text:style-name="P82"><text:span text:style-name="Teletype"><text:span text:style-name="T94">cd <text:s/>~/scopefun-software/build</text:span></text:span></text:p>
              <text:p text:style-name="P82"><text:span text:style-name="Teletype"><text:span text:style-name="T94">cd ../lib/libusb-1.0.22 &amp;&amp; aclocal &amp;&amp; automake &amp;&amp; cd .. &amp;&amp; cd ../build</text:span></text:span></text:p>
            </text:list-item>
          </text:list>
        </text:list-item>
      </text:list>
      <text:p text:style-name="P28"><text:span text:style-name="Source_20_Text"><text:span text:style-name="T92">mingw32-make package</text:span></text:span></text:p>
      <text:list xml:id="list104321408954537" text:continue-numbering="true" text:style-name="L1">
        <text:list-item>
          <text:list>
            <text:list-header>
              <text:p text:style-name="P49"><text:span text:style-name="Source_20_Text"><text:span text:style-name="T120"/></text:span></text:p>
            </text:list-header>
          </text:list>
        </text:list-item>
      </text:list>
      <text:p text:style-name="P8"><text:span text:style-name="Source_20_Text"><text:span text:style-name="T9"/></text:span></text:p>
      <text:list xml:id="list104320931431338" text:continue-numbering="true" text:style-name="L1">
        <text:list-item>
          <text:p text:style-name="P91"><text:span text:style-name="Source_20_Text"><text:span text:style-name="T47">Linux and Mac</text:span></text:span><text:span text:style-name="Source_20_Text"><text:span text:style-name="T46">: </text:span></text:span><text:span text:style-name="Source_20_Text"><text:span text:style-name="T44">Configure and generate ’</text:span></text:span><text:span text:style-name="Source_20_Text"><text:span text:style-name="T47">Unix</text:span></text:span><text:span text:style-name="Source_20_Text"><text:span text:style-name="T44"> makefiles’ using C</text:span></text:span><text:span text:style-name="Source_20_Text"><text:span text:style-name="T68">M</text:span></text:span><text:span text:style-name="Source_20_Text"><text:span text:style-name="T44">ake</text:span></text:span></text:p>
        </text:list-item>
      </text:list>
      <text:p text:style-name="P43"><text:span text:style-name="Source_20_Text"><text:span text:style-name="T52">Linux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7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</text:span></text:span><text:span text:style-name="Source_20_Text"><text:span text:style-name="T23">"</text:span></text:span><text:span text:style-name="Source_20_Text"><text:span text:style-name="T3">build</text:span></text:span><text:span text:style-name="Source_20_Text"><text:span text:style-name="T23">" </text:span></text:span><text:span text:style-name="Source_20_Text"><text:span text:style-name="T36">directory</text:span></text:span><text:span text:style-name="Source_20_Text"><text:span text:style-name="T3">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22">:</text:span></text:span></text:p>
      <text:p text:style-name="P11"><text:span text:style-name="Source_20_Text"><text:span text:style-name="T108">cd</text:span></text:span><text:span text:style-name="Source_20_Text"><text:span text:style-name="T116"> </text:span></text:span><text:span text:style-name="Source_20_Text"><text:span text:style-name="T117">../</text:span></text:span><text:span text:style-name="Source_20_Text"><text:span text:style-name="T108">lib/libusb-1.0.22</text:span></text:span><text:span text:style-name="Source_20_Text"><text:span text:style-name="T109"> </text:span></text:span><text:span text:style-name="Teletype"><text:span text:style-name="T110">&amp;&amp;</text:span></text:span><text:span text:style-name="Teletype"><text:span text:style-name="T109"> </text:span></text:span><text:span text:style-name="Teletype"><text:span text:style-name="Source_20_Text"><text:span text:style-name="T109">aclocal</text:span></text:span></text:span><text:span text:style-name="Teletype"><text:span text:style-name="T109"> </text:span></text:span><text:span text:style-name="Teletype"><text:span text:style-name="T110">&amp;&amp;</text:span></text:span><text:span text:style-name="Teletype"><text:span text:style-name="T109"> automake </text:span></text:span><text:span text:style-name="Teletype"><text:span text:style-name="T110">&amp;&amp;</text:span></text:span><text:span text:style-name="Teletype"><text:span text:style-name="T109"> cd ..</text:span></text:span><text:span text:style-name="Teletype"><text:span text:style-name="T113"> </text:span></text:span><text:span text:style-name="Teletype"><text:span text:style-name="T110">&amp;&amp;</text:span></text:span><text:span text:style-name="Teletype"><text:span text:style-name="T109"> cd ..</text:span></text:span><text:span text:style-name="Teletype"><text:span text:style-name="T114">/build</text:span></text:span></text:p>
      <text:p text:style-name="P9"><text:span text:style-name="Source_20_Text"><text:span text:style-name="T84">chmod +x ../lib/wxWidgets-3.0.5/src/stc/gen_iface.py</text:span></text:span></text:p>
      <text:p text:style-name="P9"><text:span text:style-name="Source_20_Text"><text:span text:style-name="T84">chmod +x ../lib/libusb-1.0.22/install-sh</text:span></text:span></text:p>
      <text:p text:style-name="P12"><text:span text:style-name="Teletype"><text:span text:style-name="T94">cmake -G "Unix Makefiles" -D SCOPEFUN_VERSION_MAJOR="2" -D SCOPEFUN_VERSION_MINOR="1" \</text:span></text:span></text:p>
      <text:p text:style-name="P13"><text:span text:style-name="Teletype"><text:span text:style-name="T94"><text:s text:c="2"/>-D SCOPEFUN_VERSION_MICRO="0" -D SCOPEFUN_BUILD_TYPE="Release" \</text:span></text:span></text:p>
      <text:p text:style-name="P14"><text:span text:style-name="Teletype"><text:span text:style-name="T94"><text:s text:c="2"/>-D CPACK_BINARY_DEB="true"</text:span></text:span><text:span text:style-name="Teletype"><text:span text:style-name="T101"> </text:span></text:span><text:span text:style-name="Teletype"><text:span text:style-name="T94">-D CPACK_BINARY_TZ="false" </text:span></text:span><text:span text:style-name="Teletype"><text:span text:style-name="T101">\</text:span></text:span></text:p>
      <text:p text:style-name="P14"><text:span text:style-name="Teletype"><text:span text:style-name="T94"><text:s/></text:span></text:span><text:span text:style-name="Teletype"><text:span text:style-name="T101"><text:s/></text:span></text:span><text:span text:style-name="Teletype"><text:span text:style-name="T94">-D CPACK_BINARY_TGZ="false"-D CPACK_BINARY_STGZ="false" ..</text:span></text:span></text:p>
      <text:p text:style-name="P16"><text:span text:style-name="Teletype"><text:span text:style-name="T96">make</text:span></text:span><text:span text:style-name="Teletype"><text:span text:style-name="T100"> package</text:span></text:span></text:p>
      <text:p text:style-name="P29"><text:span text:style-name="Teletype"><text:span text:style-name="T96"/></text:span></text:p>
      <text:list xml:id="list104320330386505" text:continue-numbering="true" text:style-name="L1">
        <text:list-item>
          <text:list>
            <text:list-item>
              <text:p text:style-name="P92"><text:span text:style-name="Source_20_Text"><text:span text:style-name="T52">Mac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8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84"><text:span text:style-name="Source_20_Text"><text:span text:style-name="T85">chmod +x ../lib/wxWidgets-3.0.4/src/stc/gen_iface.py</text:span></text:span></text:p>
      <text:p text:style-name="P84"><text:span text:style-name="Source_20_Text"><text:span text:style-name="T85">chmod +x ../lib/libusb-1.0.22/install-sh</text:span></text:span></text:p>
      <text:p text:style-name="P84"><text:span text:style-name="Source_20_Text"><text:span text:style-name="T85">PATH="/Applications/Cmake.app/Contents/bin":"$PATH"</text:span></text:span></text:p>
      <text:p text:style-name="P87"><text:span text:style-name="Source_20_Text"><text:span text:style-name="T85">cmake -G "Unix Makefiles" -D </text:span></text:span><text:span text:style-name="Teletype"><text:span text:style-name="T94">SCOPEFUN_BUILD_TYPE</text:span></text:span><text:span text:style-name="Source_20_Text"><text:span text:style-name="T85">="Release"</text:span></text:span><text:span text:style-name="Source_20_Text"><text:span text:style-name="T86"> \ </text:span></text:span></text:p>
      <text:p text:style-name="P87"><text:span text:style-name="Source_20_Text"><text:span text:style-name="T89"><text:s text:c="2"/></text:span></text:span><text:span text:style-name="Source_20_Text"><text:span text:style-name="T85">-D</text:span></text:span><text:span text:style-name="Source_20_Text"><text:span text:style-name="T86"> </text:span></text:span><text:span text:style-name="Source_20_Text"><text:span text:style-name="T85">CMAKE_VERBOSE_MAKEFILE="true" -D CPACK_BINARY_DRAGNDROP="true" </text:span></text:span><text:span text:style-name="Source_20_Text"><text:span text:style-name="T86">\</text:span></text:span></text:p>
      <text:p text:style-name="P87"><text:span text:style-name="Source_20_Text"><text:span text:style-name="T89"><text:s text:c="2"/></text:span></text:span><text:span text:style-name="Source_20_Text"><text:span text:style-name="T85">-S "$CI_BUILDS_DIR.." -B.</text:span></text:span></text:p>
      <text:p text:style-name="P88"><text:span text:style-name="Teletype"><text:span text:style-name="T102">m</text:span></text:span><text:span text:style-name="Teletype"><text:span text:style-name="T96">ake</text:span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9"><text:span text:style-name="Teletype"><text:span text:style-name="T93"/></text:span></text:p>
      <text:p text:style-name="P34"><text:soft-page-break/><text:span text:style-name="Teletype"><text:span text:style-name="T93"/></text:span></text:p>
      <text:p text:style-name="P34"><text:span text:style-name="Teletype"><text:span text:style-name="T159">2</text:span></text:span><text:span text:style-name="Teletype"><text:span text:style-name="T161">nd</text:span></text:span><text:span text:style-name="Teletype"><text:span text:style-name="T159"> step: compiling source code in Codeblocks</text:span></text:span></text:p>
      <text:p text:style-name="P30"><text:span text:style-name="Source_20_Text"><text:span text:style-name="T44"/></text:span></text:p>
      <text:list xml:id="list104320511573074" text:continue-numbering="true" text:style-name="L1">
        <text:list-item>
          <text:p text:style-name="P95"><text:span text:style-name="Source_20_Text">Make sure you have successfull</text:span><text:span text:style-name="Source_20_Text"><text:span text:style-name="T69">y finished</text:span></text:span><text:span text:style-name="Source_20_Text"><text:span text:style-name="T61"> the 1st step: compiling the libraries</text:span></text:span></text:p>
        </text:list-item>
        <text:list-item>
          <text:p text:style-name="P70"><text:span text:style-name="Source_20_Text"><text:span text:style-name="T44">Windows: Configure and </text:span></text:span><text:span text:style-name="Source_20_Text"><text:span text:style-name="T69">g</text:span></text:span><text:span text:style-name="Source_20_Text"><text:span text:style-name="T44">enerate ’CodeBlocks-MinGW </text:span></text:span><text:span text:style-name="Source_20_Text"><text:span text:style-name="T49">Makefiles</text:span></text:span><text:span text:style-name="Source_20_Text"><text:span text:style-name="T44">’ using </text:span></text:span><text:span text:style-name="Source_20_Text"><text:span text:style-name="T60">CMake</text:span></text:span></text:p>
          <text:list>
            <text:list-item>
              <text:p text:style-name="P70"><text:span text:style-name="Source_20_Text"><text:span text:style-name="T36">Set the </text:span></text:span><text:span text:style-name="Source_20_Text"><text:span text:style-name="T23">source code </text:span></text:span><text:span text:style-name="Source_20_Text"><text:span text:style-name="T36">path <text:s text:c="2"/></text:span></text:span><text:span text:style-name="Source_20_Text"><text:span text:style-name="T23">... C:/msys64/home/</text:span></text:span><text:span text:style-name="Source_20_Text"><text:span text:style-name="T83">&lt;your_username&gt;</text:span></text:span><text:span text:style-name="Source_20_Text"><text:span text:style-name="T23">/scopefun-software</text:span></text:span></text:p>
            </text:list-item>
            <text:list-item>
              <text:p text:style-name="P73"><text:span text:style-name="Source_20_Text"><text:span text:style-name="T23">Set build the binaries</text:span></text:span><text:span text:style-name="Source_20_Text"><text:span text:style-name="T36"> path ...</text:span></text:span><text:span text:style-name="Source_20_Text"><text:span text:style-name="T23"> C:/msys64/home/</text:span></text:span><text:span text:style-name="Source_20_Text"><text:span text:style-name="T83">&lt;your_username&gt;</text:span></text:span><text:span text:style-name="Source_20_Text"><text:span text:style-name="T23">/scopefun-software/</text:span></text:span><text:span text:style-name="Source_20_Text"><text:span text:style-name="T26">codeblocks-</text:span></text:span><text:span text:style-name="Source_20_Text"><text:span text:style-name="T23">build</text:span></text:span></text:p>
            </text:list-item>
            <text:list-item>
              <text:p text:style-name="P70"><text:span text:style-name="Source_20_Text"><text:span text:style-name="T24">... where </text:span></text:span><text:span text:style-name="Source_20_Text"><text:span text:style-name="T83">&lt;your_username&gt;</text:span></text:span><text:span text:style-name="Source_20_Text"><text:span text:style-name="T24"> is your W</text:span></text:span><text:span text:style-name="Source_20_Text"><text:span text:style-name="T34">i</text:span></text:span><text:span text:style-name="Source_20_Text"><text:span text:style-name="T24">ndows username</text:span></text:span></text:p>
            </text:list-item>
            <text:list-item>
              <text:p text:style-name="P74"><text:span text:style-name="Source_20_Text"><text:span text:style-name="T11">Note:</text:span></text:span><text:span text:style-name="Source_20_Text"><text:span text:style-name="T27"> </text:span></text:span><text:span text:style-name="Source_20_Text"><text:span text:style-name="T11">’Where to build the binaries’ folder</text:span></text:span><text:span text:style-name="Source_20_Text"><text:span text:style-name="T27"> </text:span></text:span><text:span text:style-name="Source_20_Text"><text:span text:style-name="T62">is</text:span></text:span><text:span text:style-name="Source_20_Text"><text:span text:style-name="T58"> </text:span></text:span><text:span text:style-name="Source_20_Text"><text:span text:style-name="T59">different folder</text:span></text:span><text:span text:style-name="Source_20_Text"><text:span text:style-name="T58"> as in first step</text:span></text:span><text:span text:style-name="Source_20_Text"><text:span text:style-name="T11">.</text:span></text:span></text:p>
            </text:list-item>
            <text:list-item>
              <text:p text:style-name="P70"><text:span text:style-name="Source_20_Text"><text:span text:style-name="T23">Click Configure</text:span></text:span><text:span text:style-name="Source_20_Text"><text:span text:style-name="T24"> and specify </text:span></text:span><text:span text:style-name="Source_20_Text"><text:span text:style-name="T44">CodeBlocks-MinGW </text:span></text:span><text:span text:style-name="Source_20_Text"><text:span text:style-name="T49">Makefiles</text:span></text:span><text:span text:style-name="Source_20_Text"><text:span text:style-name="T24"> as the generator</text:span></text:span></text:p>
            </text:list-item>
            <text:list-item>
              <text:p text:style-name="P50"><text:span text:style-name="Source_20_Text"><text:span text:style-name="T36">E</text:span></text:span><text:span text:style-name="Source_20_Text"><text:span text:style-name="T2">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</text:span></text:span><text:span text:style-name="Source_20_Text"><text:span text:style-name="T36">SCOPEFUN</text:span></text:span><text:span text:style-name="Source_20_Text"><text:span text:style-name="T1">_BUILD_TYPE variable </text:span></text:span><text:span text:style-name="Source_20_Text"><text:span text:style-name="T2">(this can be </text:span></text:span><text:span text:style-name="Source_20_Text"><text:span text:style-name="T48">Debug</text:span></text:span><text:span text:style-name="Source_20_Text"><text:span text:style-name="T1"> or </text:span></text:span><text:span text:style-name="Source_20_Text"><text:span text:style-name="T48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64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50"><text:span text:style-name="Source_20_Text"><text:span text:style-name="T1">Check that</text:span></text:span><text:span text:style-name="Source_20_Text"><text:span text:style-name="T23"> </text:span></text:span><text:span text:style-name="Source_20_Text"><text:span text:style-name="T36">there is n</text:span></text:span><text:span text:style-name="Source_20_Text"><text:span text:style-name="T1">o red colored variables </text:span></text:span><text:span text:style-name="Source_20_Text"><text:span text:style-name="T23">i</text:span></text:span><text:span text:style-name="Source_20_Text"><text:span text:style-name="T1">n </text:span></text:span><text:span text:style-name="Source_20_Text"><text:span text:style-name="T23">CM</text:span></text:span><text:span text:style-name="Source_20_Text"><text:span text:style-name="T1">ake prior to generating choosen build system scripts.</text:span></text:span></text:p>
            </text:list-item>
            <text:list-item>
              <text:p text:style-name="P58"><text:span text:style-name="Source_20_Text"><text:span text:style-name="T3">Select</text:span></text:span><text:span text:style-name="Source_20_Text"><text:span text:style-name="T6"> ’</text:span></text:span><text:span text:style-name="Source_20_Text"><text:span text:style-name="T5">G</text:span></text:span><text:span text:style-name="Source_20_Text"><text:span text:style-name="T6">enerate’.</text:span></text:span><text:span text:style-name="Source_20_Text"><text:span text:style-name="T23"> </text:span></text:span></text:p>
            </text:list-item>
            <text:list-item>
              <text:p text:style-name="P65"><text:span text:style-name="Source_20_Text"><text:span text:style-name="T15">Y</text:span></text:span><text:span text:style-name="Source_20_Text"><text:span text:style-name="T13">ou can </text:span></text:span><text:span text:style-name="Source_20_Text"><text:span text:style-name="T15">now </text:span></text:span><text:span text:style-name="Source_20_Text"><text:span text:style-name="T13">build the project</text:span></text:span><text:span text:style-name="Source_20_Text"><text:span text:style-name="T16"> </text:span></text:span></text:p>
            </text:list-item>
            <text:list-item>
              <text:p text:style-name="P51"><text:span text:style-name="Source_20_Text"><text:span text:style-name="T3">Open</text:span></text:span><text:span text:style-name="Source_20_Text"><text:span text:style-name="T5"> </text:span></text:span><text:span text:style-name="Source_20_Text"><text:span text:style-name="T41">the generated</text:span></text:span><text:span text:style-name="Source_20_Text"><text:span text:style-name="T5"> project </text:span></text:span><text:span text:style-name="Source_20_Text"><text:span text:style-name="T12">with </text:span></text:span><text:span text:style-name="Source_20_Text"><text:span text:style-name="T5">Codeblocks </text:span></text:span><text:span text:style-name="Source_20_Text"><text:span text:style-name="T13">and</text:span></text:span><text:span text:style-name="Source_20_Text"><text:span text:style-name="T5"> </text:span></text:span><text:span text:style-name="Source_20_Text"><text:span text:style-name="T29">build</text:span></text:span><text:span text:style-name="Source_20_Text"><text:span text:style-name="T30"> project</text:span></text:span><text:span text:style-name="Source_20_Text"><text:span text:style-name="T29">. Then </text:span></text:span><text:span text:style-name="Source_20_Text"><text:span text:style-name="T40">select </text:span></text:span><text:span text:style-name="Source_20_Text"><text:span text:style-name="T14">target ’Scope</text:span></text:span><text:span text:style-name="Source_20_Text"><text:span text:style-name="T25">Fun</text:span></text:span><text:span text:style-name="Source_20_Text"><text:span text:style-name="T14">’</text:span></text:span><text:span text:style-name="Source_20_Text"><text:span text:style-name="T29"> and Run.</text:span></text:span></text:p>
            </text:list-item>
          </text:list>
          <text:p text:style-name="P47"><text:span text:style-name="Source_20_Text"><text:span text:style-name="T44"/></text:span></text:p>
        </text:list-item>
        <text:list-item>
          <text:p text:style-name="P73"><text:span text:style-name="Source_20_Text"><text:span text:style-name="T47">Linux </text:span></text:span><text:span text:style-name="Source_20_Text"><text:span text:style-name="T55">or </text:span></text:span><text:span text:style-name="Source_20_Text"><text:span text:style-name="T47">Mac</text:span></text:span><text:span text:style-name="Source_20_Text"><text:span text:style-name="T46">: </text:span></text:span><text:span text:style-name="Source_20_Text"><text:span text:style-name="T44">Configure and generate ’CodeBlocks-</text:span></text:span><text:span text:style-name="Source_20_Text"><text:span text:style-name="T49">Unix</text:span></text:span><text:span text:style-name="Source_20_Text"><text:span text:style-name="T44"> </text:span></text:span><text:span text:style-name="Source_20_Text"><text:span text:style-name="T49">Makefiles</text:span></text:span><text:span text:style-name="Source_20_Text"><text:span text:style-name="T44">’ using Cmake.</text:span></text:span></text:p>
          <text:list>
            <text:list-item>
              <text:p text:style-name="P75"><text:span text:style-name="Source_20_Text"><text:span text:style-name="T28">Go to </text:span></text:span><text:span text:style-name="Source_20_Text"><text:span text:style-name="T31">"</text:span></text:span><text:span text:style-name="Source_20_Text"><text:span text:style-name="T28">scopefun-software</text:span></text:span><text:span text:style-name="Source_20_Text"><text:span text:style-name="T31">"</text:span></text:span><text:span text:style-name="Source_20_Text"><text:span text:style-name="T28"> folder and </text:span></text:span><text:span text:style-name="Source_20_Text"><text:span text:style-name="T65">create a new folder "codeblocks-</text:span></text:span><text:span text:style-name="Source_20_Text"><text:span text:style-name="T66">build</text:span></text:span><text:span text:style-name="Source_20_Text"><text:span text:style-name="T65">"</text:span></text:span></text:p>
              <text:p text:style-name="P83"><text:span text:style-name="Teletype"><text:span text:style-name="T97">m</text:span></text:span><text:span text:style-name="Teletype"><text:span text:style-name="T94">kdir</text:span></text:span><text:span text:style-name="Teletype"><text:span text:style-name="T93"> </text:span></text:span><text:span text:style-name="Teletype"><text:span text:style-name="T104">codeblocks-</text:span></text:span><text:span text:style-name="Teletype"><text:span text:style-name="T94">build </text:span></text:span><text:span text:style-name="Teletype"><text:span text:style-name="T95">&amp;&amp; cd </text:span></text:span><text:span text:style-name="Teletype"><text:span text:style-name="T104">codeblocks-</text:span></text:span><text:span text:style-name="Teletype"><text:span text:style-name="T94">build</text:span></text:span></text:p>
            </text:list-item>
            <text:list-item>
              <text:p text:style-name="P93"><text:span text:style-name="Source_20_Text"><text:span text:style-name="T52">Linux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9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</text:span></text:span><text:span text:style-name="Source_20_Text"><text:span text:style-name="T21"> </text:span></text:span><text:span text:style-name="Source_20_Text"><text:span text:style-name="T29">"</text:span></text:span><text:span text:style-name="Source_20_Text"><text:span text:style-name="T28">codeblocks-</text:span></text:span><text:span text:style-name="Source_20_Text"><text:span text:style-name="T3">build</text:span></text:span><text:span text:style-name="Source_20_Text"><text:span text:style-name="T29">"</text:span></text:span><text:span text:style-name="Source_20_Text"><text:span text:style-name="T3">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10"><text:span text:style-name="Teletype"><text:span text:style-name="T94">cmake -G "CodeBlocks - Unix Makefiles" -D </text:span></text:span><text:span text:style-name="Teletype"><text:span text:style-name="T105">SCOPEFUN</text:span></text:span><text:span text:style-name="Teletype"><text:span text:style-name="T94">_BUILD_TYPE="Release" </text:span></text:span><text:span text:style-name="Teletype"><text:span text:style-name="T99">\</text:span></text:span></text:p>
      <text:p text:style-name="P15"><text:span text:style-name="Teletype"><text:span text:style-name="T94"><text:s text:c="3"/></text:span></text:span><text:span text:style-name="Teletype"><text:span text:style-name="T99"><text:s text:c="3"/>-D </text:span></text:span><text:span text:style-name="Teletype"><text:span text:style-name="T94">CPACK_BINARY_DEB="true"</text:span></text:span><text:span text:style-name="Teletype"><text:span text:style-name="T99"> </text:span></text:span><text:span text:style-name="Teletype"><text:span text:style-name="T94">-D CPACK_BINARY_TZ="false"</text:span></text:span><text:span text:style-name="Teletype"><text:span text:style-name="T98"> </text:span></text:span><text:span text:style-name="Teletype"><text:span text:style-name="T99">\</text:span></text:span></text:p>
      <text:p text:style-name="P15"><text:span text:style-name="Teletype"><text:span text:style-name="T94"><text:s text:c="6"/></text:span></text:span><text:span text:style-name="Teletype"><text:span text:style-name="T98">-D </text:span></text:span><text:span text:style-name="Teletype"><text:span text:style-name="T94">CPACK_BINARY_TGZ="false" -D CPACK_BINARY_STGZ="false" ..</text:span></text:span></text:p>
      <text:list xml:id="list104321118974503" text:continue-numbering="true" text:style-name="L1">
        <text:list-item>
          <text:list>
            <text:list-item>
              <text:p text:style-name="P94"><text:span text:style-name="Source_20_Text"><text:span text:style-name="T52">Mac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28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26"><text:span text:style-name="Source_20_Text"><text:span text:style-name="T85">cmake -G</text:span></text:span><text:span text:style-name="Teletype"><text:span text:style-name="T94"> "CodeBlocks - Unix Makefiles" -</text:span></text:span><text:span text:style-name="Source_20_Text"><text:span text:style-name="T85">D CMAKE_BUILD_TYPE="Release" </text:span></text:span><text:span text:style-name="Source_20_Text"><text:span text:style-name="T87">\</text:span></text:span></text:p>
      <text:p text:style-name="P24"><text:span text:style-name="Source_20_Text"><text:span text:style-name="T87"><text:s text:c="6"/></text:span></text:span><text:span text:style-name="Source_20_Text"><text:span text:style-name="T85">-D CMAKE_VERBOSE_MAKEFILE="true" -D CPACK_BINARY_DRAGNDROP="true" </text:span></text:span><text:span text:style-name="Source_20_Text"><text:span text:style-name="T87">\</text:span></text:span></text:p>
      <text:p text:style-name="P24"><text:span text:style-name="Source_20_Text"><text:span text:style-name="T87"><text:s text:c="6"/></text:span></text:span><text:span text:style-name="Source_20_Text"><text:span text:style-name="T85">-S "$CI_BUILDS_DIR.." -B.</text:span></text:span></text:p>
      <text:list xml:id="list104320605192058" text:continue-numbering="true" text:style-name="L1">
        <text:list-item>
          <text:list>
            <text:list-item>
              <text:p text:style-name="P96"><text:span text:style-name="Source_20_Text"><text:span text:style-name="T3">Open</text:span></text:span><text:span text:style-name="Source_20_Text"><text:span text:style-name="T5"> </text:span></text:span><text:span text:style-name="Source_20_Text"><text:span text:style-name="T41">the generated</text:span></text:span><text:span text:style-name="Source_20_Text"><text:span text:style-name="T5"> project </text:span></text:span><text:span text:style-name="Source_20_Text"><text:span text:style-name="T12">with </text:span></text:span><text:span text:style-name="Source_20_Text"><text:span text:style-name="T5">Codeblocks </text:span></text:span><text:span text:style-name="Source_20_Text"><text:span text:style-name="T13">and</text:span></text:span><text:span text:style-name="Source_20_Text"><text:span text:style-name="T5"> </text:span></text:span><text:span text:style-name="Source_20_Text"><text:span text:style-name="T29">build</text:span></text:span><text:span text:style-name="Source_20_Text"><text:span text:style-name="T30"> project</text:span></text:span><text:span text:style-name="Source_20_Text"><text:span text:style-name="T29">. Then </text:span></text:span><text:span text:style-name="Source_20_Text"><text:span text:style-name="T40">select </text:span></text:span><text:span text:style-name="Source_20_Text"><text:span text:style-name="T14">target ’Scope</text:span></text:span><text:span text:style-name="Source_20_Text"><text:span text:style-name="T25">Fun</text:span></text:span><text:span text:style-name="Source_20_Text"><text:span text:style-name="T14">’</text:span></text:span><text:span text:style-name="Source_20_Text"><text:span text:style-name="T29"> and Run.</text:span></text:span></text:p>
            </text:list-item>
          </text:list>
        </text:list-item>
      </text:list>
      <text:p text:style-name="P3"><text:span text:style-name="Source_20_Text"><text:span text:style-name="T72"/></text:span></text:p>
      <text:list xml:id="list104319755777544" text:continue-numbering="true" text:style-name="L1">
        <text:list-item>
          <text:p text:style-name="P76"><text:span text:style-name="Source_20_Text"><text:span text:style-name="T45">Open CodeBlocks IDE and </text:span></text:span><text:span text:style-name="Source_20_Text"><text:span text:style-name="T55">run </text:span></text:span><text:span text:style-name="Source_20_Text"><text:span text:style-name="T70">Build</text:span></text:span><text:span text:style-name="Source_20_Text"><text:span text:style-name="T45"> </text:span></text:span><text:span text:style-name="Source_20_Text"><text:span text:style-name="T55">(or optionally </text:span></text:span><text:span text:style-name="Source_20_Text"><text:span text:style-name="T45">r</text:span></text:span><text:span text:style-name="Source_20_Text"><text:span text:style-name="T50">un </text:span></text:span><text:span text:style-name="Source_20_Text"><text:span text:style-name="T55">below commands in </text:span></text:span><text:span text:style-name="Source_20_Text"><text:span text:style-name="T50">command shell</text:span></text:span><text:span text:style-name="Source_20_Text"><text:span text:style-name="T55">)</text:span></text:span></text:p>
          <text:list>
            <text:list-item>
              <text:p text:style-name="P52"><text:span text:style-name="Source_20_Text"><text:span text:style-name="T80">Go </text:span></text:span><text:span text:style-name="Source_20_Text"><text:span text:style-name="T78">to build directory and type:</text:span></text:span></text:p>
              <text:list>
                <text:list-item>
                  <text:p text:style-name="P53"><text:span text:style-name="Source_20_Text"><text:span text:style-name="T73">Windows </text:span></text:span><text:span text:style-name="Source_20_Text"><text:span text:style-name="T75">(</text:span></text:span><text:span text:style-name="Source_20_Text"><text:span text:style-name="T82">MSYS2 MinGW 64-bit</text:span></text:span><text:span text:style-name="Source_20_Text"><text:span text:style-name="T75">) </text:span></text:span></text:p>
                  <text:list>
                    <text:list-item>
                      <text:p text:style-name="P66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executable files</text:span></text:span><text:span text:style-name="Source_20_Text"><text:span text:style-name="T17">:</text:span></text:span><text:span text:style-name="Source_20_Text"><text:span text:style-name="T78"> </text:span></text:span><text:span text:style-name="Source_20_Text"><text:span text:style-name="T90">mingw32-make -f makefile</text:span></text:span></text:p>
                    </text:list-item>
                    <text:list-item>
                      <text:p text:style-name="P66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installer package</text:span></text:span><text:span text:style-name="Source_20_Text"><text:span text:style-name="T81">:</text:span></text:span><text:span text:style-name="Source_20_Text"><text:span text:style-name="T73"> </text:span></text:span><text:span text:style-name="Source_20_Text"><text:span text:style-name="T90">mingw32-make package</text:span></text:span></text:p>
                    </text:list-item>
                    <text:list-item>
                      <text:p text:style-name="P66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source </text:span></text:span><text:span text:style-name="Source_20_Text"><text:span text:style-name="T80">files </text:span></text:span><text:span text:style-name="Source_20_Text"><text:span text:style-name="T78">package</text:span></text:span><text:span text:style-name="Source_20_Text"><text:span text:style-name="T81">:</text:span></text:span><text:span text:style-name="Source_20_Text"><text:span text:style-name="T78"> </text:span></text:span><text:span text:style-name="Source_20_Text"><text:span text:style-name="T90">mingw32-make package_source</text:span></text:span></text:p>
                    </text:list-item>
                  </text:list>
                </text:list-item>
                <text:list-item>
                  <text:p text:style-name="P52"><text:span text:style-name="Source_20_Text"><text:span text:style-name="T74">Linux</text:span></text:span><text:span text:style-name="Source_20_Text"><text:span text:style-name="T76">/</text:span></text:span><text:span text:style-name="Source_20_Text"><text:span text:style-name="T74">Mac</text:span></text:span><text:span text:style-name="Source_20_Text"><text:span text:style-name="T76"> </text:span></text:span><text:span text:style-name="Source_20_Text"><text:span text:style-name="T77">using</text:span></text:span><text:span text:style-name="Source_20_Text"><text:span text:style-name="T76"> Terminal</text:span></text:span></text:p>
                  <text:list>
                    <text:list-item>
                      <text:p text:style-name="P52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executable files: </text:span></text:span><text:span text:style-name="Source_20_Text"><text:span text:style-name="T90">make</text:span></text:span></text:p>
                    </text:list-item>
                    <text:list-item>
                      <text:p text:style-name="P67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installer package: </text:span></text:span><text:span text:style-name="Source_20_Text"><text:span text:style-name="T90">make package</text:span></text:span></text:p>
                    </text:list-item>
                    <text:list-item>
                      <text:p text:style-name="P66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source </text:span></text:span><text:span text:style-name="Source_20_Text"><text:span text:style-name="T80">files </text:span></text:span><text:span text:style-name="Source_20_Text"><text:span text:style-name="T78">package</text:span></text:span><text:span text:style-name="Source_20_Text"><text:span text:style-name="T79">:</text:span></text:span><text:span text:style-name="Source_20_Text"><text:span text:style-name="T78"> </text:span></text:span><text:span text:style-name="Source_20_Text"><text:span text:style-name="T90">make package_source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ource_20_Text"><text:span text:style-name="T18"/></text:span></text:p>
      <text:list xml:id="list104321652324434" text:continue-numbering="true" text:style-name="L1">
        <text:list-item>
          <text:p text:style-name="P54"><text:span text:style-name="Source_20_Text"><text:span text:style-name="T51">Questions ? </text:span></text:span><text:span text:style-name="Source_20_Text"><text:span text:style-name="T19">Go to </text:span></text:span><text:a xlink:type="simple" xlink:href="https://www.scopefun.com/" text:style-name="Internet_20_link" text:visited-style-name="Visited_20_Internet_20_Link"><text:span text:style-name="Source_20_Text"><text:span text:style-name="T35">https://www.scopefun.com/</text:span></text:span></text:a><text:span text:style-name="Source_20_Text"><text:span text:style-name="T19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573BE2139EB0464A.png" xlink:type="simple" xlink:show="embed" xlink:actuate="onLoad"/>
    <draw:fill-image draw:name="icon_5f_512" draw:display-name="icon_512" xlink:href="Pictures/100002010000020000000200C8DA228D09D14E1A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a1d8fa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name="icon_5f_512" draw:fill-image-width="0cm" draw:fill-image-height="0cm" style:repeat="no-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42cm" fo:margin-left="0cm" fo:margin-right="0cm" fo:margin-bottom="0cm" style:shadow="none" style:dynamic-spacing="false" draw:fill="bitmap" draw:fill-image-name="icon_5f_512" draw:fill-image-width="0cm" draw:fill-image-height="0cm" style:repeat="no-repeat" draw:fill-image-ref-point-x="0%" draw:fill-image-ref-point-y="0%" draw:fill-image-ref-point="center" draw:tile-repeat-offset="0% vertical">
          <style:background-image xlink:href="Pictures/100002010000020000000200C8DA228D09D14E1A.pn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23T22:41:12.43</meta:creation-date>
    <dc:date>2021-06-18T10:43:19.563048123</dc:date>
    <meta:editing-duration>P1DT19H4M17S</meta:editing-duration>
    <meta:editing-cycles>178</meta:editing-cycles>
    <meta:generator>LibreOffice/6.4.7.2$Linux_X86_64 LibreOffice_project/40$Build-2</meta:generator>
    <meta:document-statistic meta:table-count="0" meta:image-count="0" meta:object-count="0" meta:page-count="3" meta:paragraph-count="112" meta:word-count="790" meta:character-count="5835" meta:non-whitespace-character-count="5152"/>
  </office:meta>
</office:document-meta>
</file>